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554cm"/>
    </style:style>
    <style:style style:name="co3" style:family="table-column">
      <style:table-column-properties fo:break-before="auto" style:column-width="7.604cm"/>
    </style:style>
    <style:style style:name="co4" style:family="table-column">
      <style:table-column-properties fo:break-before="auto" style:column-width="8.46cm"/>
    </style:style>
    <style:style style:name="co5" style:family="table-column">
      <style:table-column-properties fo:break-before="auto" style:column-width="8.909cm"/>
    </style:style>
    <style:style style:name="co6" style:family="table-column">
      <style:table-column-properties fo:break-before="auto" style:column-width="9.315cm"/>
    </style:style>
    <style:style style:name="co7" style:family="table-column">
      <style:table-column-properties fo:break-before="auto" style:column-width="8.55cm"/>
    </style:style>
    <style:style style:name="co8" style:family="table-column">
      <style:table-column-properties fo:break-before="auto" style:column-width="2.8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Blat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office:value-type="string" calcext:value-type="string">
            <text:p>webexp.config</text:p>
          </table:table-cell>
          <table:table-cell office:value-type="string" calcext:value-type="string">
            <text:p>de.akmiraketen.webexp.place_id</text:p>
          </table:table-cell>
          <table:table-cell office:value-type="string" calcext:value-type="string">
            <text:p>de.akmiraketen.webexp.place_name</text:p>
          </table:table-cell>
          <table:table-cell office:value-type="string" calcext:value-type="string">
            <text:p>de.akmiraketen.webexp.place_latitude</text:p>
          </table:table-cell>
          <table:table-cell office:value-type="string" calcext:value-type="string">
            <text:p>de.akmiraketen.webexp.place_longitude</text:p>
          </table:table-cell>
          <table:table-cell office:value-type="string" calcext:value-type="string">
            <text:p>de.akmiraketen.webexp.trial_map_i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äden</text:p>
          </table:table-cell>
          <table:table-cell table:style-name="ce1" office:value-type="float" office:value="52633105" calcext:value-type="float">
            <text:p>52.633.105</text:p>
          </table:table-cell>
          <table:table-cell table:style-name="ce1" office:value-type="float" office:value="11660859" calcext:value-type="float">
            <text:p>11.660.859</text:p>
          </table:table-cell>
          <table:table-cell office:value-type="string" calcext:value-type="string">
            <text:p>#Map1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place2</text:p>
          </table:table-cell>
          <table:table-cell table:formula="of:=[.C2]+1" office:value-type="float" office:value="2" calcext:value-type="float">
            <text:p>2</text:p>
          </table:table-cell>
          <table:table-cell office:value-type="string" calcext:value-type="string">
            <text:p>Steinfeld</text:p>
          </table:table-cell>
          <table:table-cell table:style-name="ce1" office:value-type="float" office:value="52623584" calcext:value-type="float">
            <text:p>52.623.584</text:p>
          </table:table-cell>
          <table:table-cell table:style-name="ce1" office:value-type="float" office:value="11708084" calcext:value-type="float">
            <text:p>11.708.084</text:p>
          </table:table-cell>
          <table:table-cell office:value-type="string" calcext:value-type="string">
            <text:p>#Map1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lace3</text:p>
          </table:table-cell>
          <table:table-cell table:formula="of:=[.C3]+1" office:value-type="float" office:value="3" calcext:value-type="float">
            <text:p>3</text:p>
          </table:table-cell>
          <table:table-cell office:value-type="string" calcext:value-type="string">
            <text:p>Querstedt</text:p>
          </table:table-cell>
          <table:table-cell table:style-name="ce1" office:value-type="float" office:value="52601213" calcext:value-type="float">
            <text:p>52.601.213</text:p>
          </table:table-cell>
          <table:table-cell table:style-name="ce1" office:value-type="float" office:value="11663605" calcext:value-type="float">
            <text:p>11.663.605</text:p>
          </table:table-cell>
          <table:table-cell office:value-type="string" calcext:value-type="string">
            <text:p>#Map1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place4</text:p>
          </table:table-cell>
          <table:table-cell table:formula="of:=[.C4]+1" office:value-type="float" office:value="4" calcext:value-type="float">
            <text:p>4</text:p>
          </table:table-cell>
          <table:table-cell office:value-type="string" calcext:value-type="string">
            <text:p>Badingen</text:p>
          </table:table-cell>
          <table:table-cell table:style-name="ce1" office:value-type="float" office:value="52608406" calcext:value-type="float">
            <text:p>52.608.406</text:p>
          </table:table-cell>
          <table:table-cell table:style-name="ce1" office:value-type="float" office:value="11641461" calcext:value-type="float">
            <text:p>11.641.461</text:p>
          </table:table-cell>
          <table:table-cell office:value-type="string" calcext:value-type="string">
            <text:p>#Map1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place5</text:p>
          </table:table-cell>
          <table:table-cell table:formula="of:=[.C5]+1" office:value-type="float" office:value="5" calcext:value-type="float">
            <text:p>5</text:p>
          </table:table-cell>
          <table:table-cell office:value-type="string" calcext:value-type="string">
            <text:p>Garlipp</text:p>
          </table:table-cell>
          <table:table-cell table:style-name="ce1" office:value-type="float" office:value="52643834" calcext:value-type="float">
            <text:p>52.643.834</text:p>
          </table:table-cell>
          <table:table-cell table:style-name="ce1" office:value-type="float" office:value="11614682" calcext:value-type="float">
            <text:p>11.614.682</text:p>
          </table:table-cell>
          <table:table-cell office:value-type="string" calcext:value-type="string">
            <text:p>#Map1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place6</text:p>
          </table:table-cell>
          <table:table-cell table:formula="of:=[.C6]+1" office:value-type="float" office:value="6" calcext:value-type="float">
            <text:p>6</text:p>
          </table:table-cell>
          <table:table-cell office:value-type="string" calcext:value-type="string">
            <text:p>Steinfeld</text:p>
          </table:table-cell>
          <table:table-cell table:style-name="ce1" office:value-type="float" office:value="52623584" calcext:value-type="float">
            <text:p>52.623.584</text:p>
          </table:table-cell>
          <table:table-cell table:style-name="ce1" office:value-type="float" office:value="11708084" calcext:value-type="float">
            <text:p>11.708.084</text:p>
          </table:table-cell>
          <table:table-cell office:value-type="string" calcext:value-type="string">
            <text:p>#Map2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lace7</text:p>
          </table:table-cell>
          <table:table-cell table:formula="of:=[.C7]+1" office:value-type="float" office:value="7" calcext:value-type="float">
            <text:p>7</text:p>
          </table:table-cell>
          <table:table-cell office:value-type="string" calcext:value-type="string">
            <text:p>Schernikau</text:p>
          </table:table-cell>
          <table:table-cell table:style-name="ce1" office:value-type="float" office:value="52625877" calcext:value-type="float">
            <text:p>52.625.877</text:p>
          </table:table-cell>
          <table:table-cell table:style-name="ce1" office:value-type="float" office:value="11767135" calcext:value-type="float">
            <text:p>11.767.135</text:p>
          </table:table-cell>
          <table:table-cell office:value-type="string" calcext:value-type="string">
            <text:p>#Map2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place8</text:p>
          </table:table-cell>
          <table:table-cell table:formula="of:=[.C8]+1" office:value-type="float" office:value="8" calcext:value-type="float">
            <text:p>8</text:p>
          </table:table-cell>
          <table:table-cell office:value-type="string" calcext:value-type="string">
            <text:p>Möringen</text:p>
          </table:table-cell>
          <table:table-cell table:style-name="ce1" office:value-type="float" office:value="52589182" calcext:value-type="float">
            <text:p>52.589.182</text:p>
          </table:table-cell>
          <table:table-cell table:style-name="ce1" office:value-type="float" office:value="11743403" calcext:value-type="float">
            <text:p>11.743.403</text:p>
          </table:table-cell>
          <table:table-cell office:value-type="string" calcext:value-type="string">
            <text:p>#Map2</text:p>
          </table:table-cell>
          <table:table-cell table:number-columns-repeated="1017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lace9</text:p>
          </table:table-cell>
          <table:table-cell table:formula="of:=[.C9]+1" office:value-type="float" office:value="9" calcext:value-type="float">
            <text:p>9</text:p>
          </table:table-cell>
          <table:table-cell office:value-type="string" calcext:value-type="string">
            <text:p>Tornau</text:p>
          </table:table-cell>
          <table:table-cell table:style-name="ce1" office:value-type="float" office:value="52584852" calcext:value-type="float">
            <text:p>52.584.852</text:p>
          </table:table-cell>
          <table:table-cell table:style-name="ce1" office:value-type="float" office:value="11788548" calcext:value-type="float">
            <text:p>11.788.548</text:p>
          </table:table-cell>
          <table:table-cell office:value-type="string" calcext:value-type="string">
            <text:p>#Map2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lace10</text:p>
          </table:table-cell>
          <table:table-cell table:formula="of:=[.C10]+1" office:value-type="float" office:value="10" calcext:value-type="float">
            <text:p>10</text:p>
          </table:table-cell>
          <table:table-cell office:value-type="string" calcext:value-type="string">
            <text:p>Schönfeld</text:p>
          </table:table-cell>
          <table:table-cell table:style-name="ce1" office:value-type="float" office:value="52616615" calcext:value-type="float">
            <text:p>52.616.615</text:p>
          </table:table-cell>
          <table:table-cell table:style-name="ce1" office:value-type="float" office:value="11737738" calcext:value-type="float">
            <text:p>11.737.738</text:p>
          </table:table-cell>
          <table:table-cell office:value-type="string" calcext:value-type="string">
            <text:p>#Map2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lace11</text:p>
          </table:table-cell>
          <table:table-cell table:formula="of:=[.C11]+1" office:value-type="float" office:value="11" calcext:value-type="float">
            <text:p>11</text:p>
          </table:table-cell>
          <table:table-cell office:value-type="string" calcext:value-type="string">
            <text:p>Holzhausen</text:p>
          </table:table-cell>
          <table:table-cell table:style-name="ce1" office:value-type="float" office:value="52628002" calcext:value-type="float">
            <text:p>52.628.002</text:p>
          </table:table-cell>
          <table:table-cell table:style-name="ce1" office:value-type="float" office:value="11546410" calcext:value-type="float">
            <text:p>11.546.410</text:p>
          </table:table-cell>
          <table:table-cell office:value-type="string" calcext:value-type="string">
            <text:p>#Map3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lace12</text:p>
          </table:table-cell>
          <table:table-cell table:formula="of:=[.C12]+1" office:value-type="float" office:value="12" calcext:value-type="float">
            <text:p>12</text:p>
          </table:table-cell>
          <table:table-cell office:value-type="string" calcext:value-type="string">
            <text:p>Wollenhagen</text:p>
          </table:table-cell>
          <table:table-cell table:style-name="ce1" office:value-type="float" office:value="52605803" calcext:value-type="float">
            <text:p>52.605.803</text:p>
          </table:table-cell>
          <table:table-cell table:style-name="ce1" office:value-type="float" office:value="11584175" calcext:value-type="float">
            <text:p>11.584.175</text:p>
          </table:table-cell>
          <table:table-cell office:value-type="string" calcext:value-type="string">
            <text:p>#Map3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lace13</text:p>
          </table:table-cell>
          <table:table-cell table:formula="of:=[.C13]+1" office:value-type="float" office:value="13" calcext:value-type="float">
            <text:p>13</text:p>
          </table:table-cell>
          <table:table-cell office:value-type="string" calcext:value-type="string">
            <text:p>Seethen</text:p>
          </table:table-cell>
          <table:table-cell table:style-name="ce1" office:value-type="float" office:value="52589015" calcext:value-type="float">
            <text:p>52.589.015</text:p>
          </table:table-cell>
          <table:table-cell table:style-name="ce1" office:value-type="float" office:value="11564263" calcext:value-type="float">
            <text:p>11.564.263</text:p>
          </table:table-cell>
          <table:table-cell office:value-type="string" calcext:value-type="string">
            <text:p>#Map3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place14</text:p>
          </table:table-cell>
          <table:table-cell table:formula="of:=[.C14]+1" office:value-type="float" office:value="14" calcext:value-type="float">
            <text:p>14</text:p>
          </table:table-cell>
          <table:table-cell office:value-type="string" calcext:value-type="string">
            <text:p>Lindstedt</text:p>
          </table:table-cell>
          <table:table-cell table:style-name="ce1" office:value-type="float" office:value="52591622" calcext:value-type="float">
            <text:p>52.591.622</text:p>
          </table:table-cell>
          <table:table-cell table:style-name="ce1" office:value-type="float" office:value="11531647" calcext:value-type="float">
            <text:p>11.531.647</text:p>
          </table:table-cell>
          <table:table-cell office:value-type="string" calcext:value-type="string">
            <text:p>#Map3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place15</text:p>
          </table:table-cell>
          <table:table-cell table:formula="of:=[.C15]+1" office:value-type="float" office:value="15" calcext:value-type="float">
            <text:p>15</text:p>
          </table:table-cell>
          <table:table-cell office:value-type="string" calcext:value-type="string">
            <text:p>Kassieck</text:p>
          </table:table-cell>
          <table:table-cell table:style-name="ce1" office:value-type="float" office:value="52586812" calcext:value-type="float">
            <text:p>52.586.812</text:p>
          </table:table-cell>
          <table:table-cell table:style-name="ce1" office:value-type="float" office:value="11485342" calcext:value-type="float">
            <text:p>11.485.342</text:p>
          </table:table-cell>
          <table:table-cell office:value-type="string" calcext:value-type="string">
            <text:p>#Map3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place16</text:p>
          </table:table-cell>
          <table:table-cell table:formula="of:=[.C16]+1" office:value-type="float" office:value="16" calcext:value-type="float">
            <text:p>16</text:p>
          </table:table-cell>
          <table:table-cell office:value-type="string" calcext:value-type="string">
            <text:p>Algenstedt</text:p>
          </table:table-cell>
          <table:table-cell table:style-name="ce1" office:value-type="float" office:value="52597045" calcext:value-type="float">
            <text:p>52.597.045</text:p>
          </table:table-cell>
          <table:table-cell table:style-name="ce1" office:value-type="float" office:value="11443070" calcext:value-type="float">
            <text:p>11.443.070</text:p>
          </table:table-cell>
          <table:table-cell office:value-type="string" calcext:value-type="string">
            <text:p>#Map4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lace17</text:p>
          </table:table-cell>
          <table:table-cell table:formula="of:=[.C17]+1" office:value-type="float" office:value="17" calcext:value-type="float">
            <text:p>17</text:p>
          </table:table-cell>
          <table:table-cell office:value-type="string" calcext:value-type="string">
            <text:p>Kassieck</text:p>
          </table:table-cell>
          <table:table-cell table:style-name="ce1" office:value-type="float" office:value="52586812" calcext:value-type="float">
            <text:p>52.586.812</text:p>
          </table:table-cell>
          <table:table-cell table:style-name="ce1" office:value-type="float" office:value="11485342" calcext:value-type="float">
            <text:p>11.485.342</text:p>
          </table:table-cell>
          <table:table-cell office:value-type="string" calcext:value-type="string">
            <text:p>#Map4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place18</text:p>
          </table:table-cell>
          <table:table-cell table:formula="of:=[.C18]+1" office:value-type="float" office:value="18" calcext:value-type="float">
            <text:p>18</text:p>
          </table:table-cell>
          <table:table-cell office:value-type="string" calcext:value-type="string">
            <text:p>Trüstedt</text:p>
          </table:table-cell>
          <table:table-cell table:style-name="ce1" office:value-type="float" office:value="52557717" calcext:value-type="float">
            <text:p>52.557.717</text:p>
          </table:table-cell>
          <table:table-cell table:style-name="ce1" office:value-type="float" office:value="11497658" calcext:value-type="float">
            <text:p>11.497.658</text:p>
          </table:table-cell>
          <table:table-cell office:value-type="string" calcext:value-type="string">
            <text:p>#Map4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place19</text:p>
          </table:table-cell>
          <table:table-cell table:formula="of:=[.C19]+1" office:value-type="float" office:value="19" calcext:value-type="float">
            <text:p>19</text:p>
          </table:table-cell>
          <table:table-cell office:value-type="string" calcext:value-type="string">
            <text:p>Hemstedt</text:p>
          </table:table-cell>
          <table:table-cell table:style-name="ce1" office:value-type="float" office:value="52567005" calcext:value-type="float">
            <text:p>52.567.005</text:p>
          </table:table-cell>
          <table:table-cell table:style-name="ce1" office:value-type="float" office:value="11430710" calcext:value-type="float">
            <text:p>11.430.710</text:p>
          </table:table-cell>
          <table:table-cell office:value-type="string" calcext:value-type="string">
            <text:p>#Map4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place20</text:p>
          </table:table-cell>
          <table:table-cell table:formula="of:=[.C20]+1" office:value-type="float" office:value="20" calcext:value-type="float">
            <text:p>20</text:p>
          </table:table-cell>
          <table:table-cell office:value-type="string" calcext:value-type="string">
            <text:p>Schenkenhorst</text:p>
          </table:table-cell>
          <table:table-cell table:style-name="ce1" office:value-type="float" office:value="52602914" calcext:value-type="float">
            <text:p>52.602.914</text:p>
          </table:table-cell>
          <table:table-cell table:style-name="ce1" office:value-type="float" office:value="11396352" calcext:value-type="float">
            <text:p>11.396.352</text:p>
          </table:table-cell>
          <table:table-cell office:value-type="string" calcext:value-type="string">
            <text:p>#Map4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place21</text:p>
          </table:table-cell>
          <table:table-cell table:formula="of:=[.C21]+1" office:value-type="float" office:value="21" calcext:value-type="float">
            <text:p>21</text:p>
          </table:table-cell>
          <table:table-cell office:value-type="string" calcext:value-type="string">
            <text:p>Roxförde</text:p>
          </table:table-cell>
          <table:table-cell table:style-name="ce1" office:value-type="float" office:value="52434919" calcext:value-type="float">
            <text:p>52.434.919</text:p>
          </table:table-cell>
          <table:table-cell table:style-name="ce1" office:value-type="float" office:value="11406162" calcext:value-type="float">
            <text:p>11.406.162</text:p>
          </table:table-cell>
          <table:table-cell office:value-type="string" calcext:value-type="string">
            <text:p>#Map5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lace22</text:p>
          </table:table-cell>
          <table:table-cell table:formula="of:=[.C22]+1" office:value-type="float" office:value="22" calcext:value-type="float">
            <text:p>22</text:p>
          </table:table-cell>
          <table:table-cell office:value-type="string" calcext:value-type="string">
            <text:p>Wannefeld</text:p>
          </table:table-cell>
          <table:table-cell table:style-name="ce1" office:value-type="float" office:value="52438686" calcext:value-type="float">
            <text:p>52.438.686</text:p>
          </table:table-cell>
          <table:table-cell table:style-name="ce1" office:value-type="float" office:value="11447533" calcext:value-type="float">
            <text:p>11.447.533</text:p>
          </table:table-cell>
          <table:table-cell office:value-type="string" calcext:value-type="string">
            <text:p>#Map5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lace23</text:p>
          </table:table-cell>
          <table:table-cell table:formula="of:=[.C23]+1" office:value-type="float" office:value="23" calcext:value-type="float">
            <text:p>23</text:p>
          </table:table-cell>
          <table:table-cell office:value-type="string" calcext:value-type="string">
            <text:p>Klüden</text:p>
          </table:table-cell>
          <table:table-cell table:style-name="ce1" office:value-type="float" office:value="52408014" calcext:value-type="float">
            <text:p>52.408.014</text:p>
          </table:table-cell>
          <table:table-cell table:style-name="ce1" office:value-type="float" office:value="11400669" calcext:value-type="float">
            <text:p>11.400.669</text:p>
          </table:table-cell>
          <table:table-cell office:value-type="string" calcext:value-type="string">
            <text:p>#Map5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lace24</text:p>
          </table:table-cell>
          <table:table-cell table:formula="of:=[.C24]+1" office:value-type="float" office:value="24" calcext:value-type="float">
            <text:p>24</text:p>
          </table:table-cell>
          <table:table-cell office:value-type="string" calcext:value-type="string">
            <text:p>Zobbenitz</text:p>
          </table:table-cell>
          <table:table-cell table:style-name="ce1" office:value-type="float" office:value="52404349" calcext:value-type="float">
            <text:p>52.404.349</text:p>
          </table:table-cell>
          <table:table-cell table:style-name="ce1" office:value-type="float" office:value="11367367" calcext:value-type="float">
            <text:p>11.367.367</text:p>
          </table:table-cell>
          <table:table-cell office:value-type="string" calcext:value-type="string">
            <text:p>#Map5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place25</text:p>
          </table:table-cell>
          <table:table-cell table:formula="of:=[.C25]+1" office:value-type="float" office:value="25" calcext:value-type="float">
            <text:p>25</text:p>
          </table:table-cell>
          <table:table-cell office:value-type="string" calcext:value-type="string">
            <text:p>Potzehne</text:p>
          </table:table-cell>
          <table:table-cell table:style-name="ce1" office:value-type="float" office:value="52443395" calcext:value-type="float">
            <text:p>52.443.395</text:p>
          </table:table-cell>
          <table:table-cell table:style-name="ce1" office:value-type="float" office:value="11338528" calcext:value-type="float">
            <text:p>11.338.528</text:p>
          </table:table-cell>
          <table:table-cell office:value-type="string" calcext:value-type="string">
            <text:p>#Map5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place26</text:p>
          </table:table-cell>
          <table:table-cell table:formula="of:=[.C26]+1" office:value-type="float" office:value="26" calcext:value-type="float">
            <text:p>26</text:p>
          </table:table-cell>
          <table:table-cell office:value-type="string" calcext:value-type="string">
            <text:p>Rätzlingen</text:p>
          </table:table-cell>
          <table:table-cell table:style-name="ce1" office:value-type="float" office:value="52400893" calcext:value-type="float">
            <text:p>52.400.893</text:p>
          </table:table-cell>
          <table:table-cell table:style-name="ce1" office:value-type="float" office:value="11112450" calcext:value-type="float">
            <text:p>11.112.450</text:p>
          </table:table-cell>
          <table:table-cell office:value-type="string" calcext:value-type="string">
            <text:p>#Map6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place27</text:p>
          </table:table-cell>
          <table:table-cell table:formula="of:=[.C27]+1" office:value-type="float" office:value="27" calcext:value-type="float">
            <text:p>27</text:p>
          </table:table-cell>
          <table:table-cell office:value-type="string" calcext:value-type="string">
            <text:p>Etingen</text:p>
          </table:table-cell>
          <table:table-cell table:style-name="ce1" office:value-type="float" office:value="52391989" calcext:value-type="float">
            <text:p>52.391.989</text:p>
          </table:table-cell>
          <table:table-cell table:style-name="ce1" office:value-type="float" office:value="11171501" calcext:value-type="float">
            <text:p>11.171.501</text:p>
          </table:table-cell>
          <table:table-cell office:value-type="string" calcext:value-type="string">
            <text:p>#Map6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lace28</text:p>
          </table:table-cell>
          <table:table-cell table:formula="of:=[.C28]+1" office:value-type="float" office:value="28" calcext:value-type="float">
            <text:p>28</text:p>
          </table:table-cell>
          <table:table-cell office:value-type="string" calcext:value-type="string">
            <text:p>Grauingen</text:p>
          </table:table-cell>
          <table:table-cell table:style-name="ce1" office:value-type="float" office:value="52376901" calcext:value-type="float">
            <text:p>52.376.901</text:p>
          </table:table-cell>
          <table:table-cell table:style-name="ce1" office:value-type="float" office:value="11214030" calcext:value-type="float">
            <text:p>11.214.030</text:p>
          </table:table-cell>
          <table:table-cell office:value-type="string" calcext:value-type="string">
            <text:p>#Map6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place29</text:p>
          </table:table-cell>
          <table:table-cell table:formula="of:=[.C29]+1" office:value-type="float" office:value="29" calcext:value-type="float">
            <text:p>29</text:p>
          </table:table-cell>
          <table:table-cell office:value-type="string" calcext:value-type="string">
            <text:p>Eickendorf</text:p>
          </table:table-cell>
          <table:table-cell table:style-name="ce1" office:value-type="float" office:value="52367259" calcext:value-type="float">
            <text:p>52.367.259</text:p>
          </table:table-cell>
          <table:table-cell table:style-name="ce1" office:value-type="float" office:value="11142319" calcext:value-type="float">
            <text:p>11.142.319</text:p>
          </table:table-cell>
          <table:table-cell office:value-type="string" calcext:value-type="string">
            <text:p>#Map6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place30</text:p>
          </table:table-cell>
          <table:table-cell table:formula="of:=[.C30]+1" office:value-type="float" office:value="30" calcext:value-type="float">
            <text:p>30</text:p>
          </table:table-cell>
          <table:table-cell office:value-type="string" calcext:value-type="string">
            <text:p>Everingen</text:p>
          </table:table-cell>
          <table:table-cell table:style-name="ce1" office:value-type="float" office:value="52367044" calcext:value-type="float">
            <text:p>52.367.044</text:p>
          </table:table-cell>
          <table:table-cell table:style-name="ce1" office:value-type="float" office:value="11095837" calcext:value-type="float">
            <text:p>11.095.837</text:p>
          </table:table-cell>
          <table:table-cell office:value-type="string" calcext:value-type="string">
            <text:p>#Map6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place31</text:p>
          </table:table-cell>
          <table:table-cell table:formula="of:=[.C31]+1" office:value-type="float" office:value="31" calcext:value-type="float">
            <text:p>31</text:p>
          </table:table-cell>
          <table:table-cell office:value-type="string" calcext:value-type="string">
            <text:p>Ingeleben</text:p>
          </table:table-cell>
          <table:table-cell table:style-name="ce1" office:value-type="float" office:value="52105840" calcext:value-type="float">
            <text:p>52.105.840</text:p>
          </table:table-cell>
          <table:table-cell table:style-name="ce1" office:value-type="float" office:value="10873543" calcext:value-type="float">
            <text:p>10.873.543</text:p>
          </table:table-cell>
          <table:table-cell office:value-type="string" calcext:value-type="string">
            <text:p>#Map7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place32</text:p>
          </table:table-cell>
          <table:table-cell table:formula="of:=[.C32]+1" office:value-type="float" office:value="32" calcext:value-type="float">
            <text:p>32</text:p>
          </table:table-cell>
          <table:table-cell office:value-type="string" calcext:value-type="string">
            <text:p>Dobbeln</text:p>
          </table:table-cell>
          <table:table-cell table:style-name="ce1" office:value-type="float" office:value="52102887" calcext:value-type="float">
            <text:p>52.102.887</text:p>
          </table:table-cell>
          <table:table-cell table:style-name="ce1" office:value-type="float" office:value="10902382" calcext:value-type="float">
            <text:p>10.902.382</text:p>
          </table:table-cell>
          <table:table-cell office:value-type="string" calcext:value-type="string">
            <text:p>#Map7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place33</text:p>
          </table:table-cell>
          <table:table-cell table:formula="of:=[.C33]+1" office:value-type="float" office:value="33" calcext:value-type="float">
            <text:p>33</text:p>
          </table:table-cell>
          <table:table-cell office:value-type="string" calcext:value-type="string">
            <text:p>Söllingen</text:p>
          </table:table-cell>
          <table:table-cell table:style-name="ce1" office:value-type="float" office:value="52090549" calcext:value-type="float">
            <text:p>52.090.549</text:p>
          </table:table-cell>
          <table:table-cell table:style-name="ce1" office:value-type="float" office:value="10926071" calcext:value-type="float">
            <text:p>10.926.071</text:p>
          </table:table-cell>
          <table:table-cell office:value-type="string" calcext:value-type="string">
            <text:p>#Map7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place34</text:p>
          </table:table-cell>
          <table:table-cell table:formula="of:=[.C34]+1" office:value-type="float" office:value="34" calcext:value-type="float">
            <text:p>34</text:p>
          </table:table-cell>
          <table:table-cell office:value-type="string" calcext:value-type="string">
            <text:p>Ohrsleben</text:p>
          </table:table-cell>
          <table:table-cell table:style-name="ce1" office:value-type="float" office:value="52089985" calcext:value-type="float">
            <text:p>52.089.985</text:p>
          </table:table-cell>
          <table:table-cell table:style-name="ce1" office:value-type="float" office:value="10987024" calcext:value-type="float">
            <text:p>10.987.024</text:p>
          </table:table-cell>
          <table:table-cell office:value-type="string" calcext:value-type="string">
            <text:p>#Map7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place35</text:p>
          </table:table-cell>
          <table:table-cell table:formula="of:=[.C35]+1" office:value-type="float" office:value="35" calcext:value-type="float">
            <text:p>35</text:p>
          </table:table-cell>
          <table:table-cell office:value-type="string" calcext:value-type="string">
            <text:p>Jerxheim</text:p>
          </table:table-cell>
          <table:table-cell table:style-name="ce1" office:value-type="float" office:value="52083445" calcext:value-type="float">
            <text:p>52.083.445</text:p>
          </table:table-cell>
          <table:table-cell table:style-name="ce1" office:value-type="float" office:value="10899992" calcext:value-type="float">
            <text:p>10.899.992</text:p>
          </table:table-cell>
          <table:table-cell office:value-type="string" calcext:value-type="string">
            <text:p>#Map7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place36</text:p>
          </table:table-cell>
          <table:table-cell table:formula="of:=[.C36]+1" office:value-type="float" office:value="36" calcext:value-type="float">
            <text:p>36</text:p>
          </table:table-cell>
          <table:table-cell office:value-type="string" calcext:value-type="string">
            <text:p>Hundsdorf</text:p>
          </table:table-cell>
          <table:table-cell table:style-name="ce1" office:value-type="float" office:value="51081196" calcext:value-type="float">
            <text:p>51.081.196</text:p>
          </table:table-cell>
          <table:table-cell table:style-name="ce1" office:value-type="float" office:value="9039508" calcext:value-type="float">
            <text:p>9.039.508</text:p>
          </table:table-cell>
          <table:table-cell office:value-type="string" calcext:value-type="string">
            <text:p>#Map8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place37</text:p>
          </table:table-cell>
          <table:table-cell table:formula="of:=[.C37]+1" office:value-type="float" office:value="37" calcext:value-type="float">
            <text:p>37</text:p>
          </table:table-cell>
          <table:table-cell office:value-type="string" calcext:value-type="string">
            <text:p>Braunau</text:p>
          </table:table-cell>
          <table:table-cell table:style-name="ce1" office:value-type="float" office:value="51080643" calcext:value-type="float">
            <text:p>51.080.643</text:p>
          </table:table-cell>
          <table:table-cell table:style-name="ce1" office:value-type="float" office:value="9127657" calcext:value-type="float">
            <text:p>9.127.657</text:p>
          </table:table-cell>
          <table:table-cell office:value-type="string" calcext:value-type="string">
            <text:p>#Map8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place38</text:p>
          </table:table-cell>
          <table:table-cell table:formula="of:=[.C38]+1" office:value-type="float" office:value="38" calcext:value-type="float">
            <text:p>38</text:p>
          </table:table-cell>
          <table:table-cell office:value-type="string" calcext:value-type="string">
            <text:p>Bergfreiheit</text:p>
          </table:table-cell>
          <table:table-cell table:style-name="ce1" office:value-type="float" office:value="51049385" calcext:value-type="float">
            <text:p>51.049.385</text:p>
          </table:table-cell>
          <table:table-cell table:style-name="ce1" office:value-type="float" office:value="9093432" calcext:value-type="float">
            <text:p>9.093.432</text:p>
          </table:table-cell>
          <table:table-cell office:value-type="string" calcext:value-type="string">
            <text:p>#Map8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place39</text:p>
          </table:table-cell>
          <table:table-cell table:formula="of:=[.C39]+1" office:value-type="float" office:value="39" calcext:value-type="float">
            <text:p>39</text:p>
          </table:table-cell>
          <table:table-cell office:value-type="string" calcext:value-type="string">
            <text:p>Armsfeld</text:p>
          </table:table-cell>
          <table:table-cell table:style-name="ce1" office:value-type="float" office:value="51052196" calcext:value-type="float">
            <text:p>51.052.196</text:p>
          </table:table-cell>
          <table:table-cell table:style-name="ce1" office:value-type="float" office:value="9063868" calcext:value-type="float">
            <text:p>9.063.868</text:p>
          </table:table-cell>
          <table:table-cell office:value-type="string" calcext:value-type="string">
            <text:p>#Map8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lace40</text:p>
          </table:table-cell>
          <table:table-cell table:formula="of:=[.C40]+1" office:value-type="float" office:value="40" calcext:value-type="float">
            <text:p>40</text:p>
          </table:table-cell>
          <table:table-cell office:value-type="string" calcext:value-type="string">
            <text:p>Battenhausen</text:p>
          </table:table-cell>
          <table:table-cell table:style-name="ce1" office:value-type="float" office:value="51032296" calcext:value-type="float">
            <text:p>51.032.296</text:p>
          </table:table-cell>
          <table:table-cell table:style-name="ce1" office:value-type="float" office:value="9029107" calcext:value-type="float">
            <text:p>9.029.107</text:p>
          </table:table-cell>
          <table:table-cell office:value-type="string" calcext:value-type="string">
            <text:p>#Map8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place41</text:p>
          </table:table-cell>
          <table:table-cell table:formula="of:=[.C41]+1" office:value-type="float" office:value="41" calcext:value-type="float">
            <text:p>41</text:p>
          </table:table-cell>
          <table:table-cell office:value-type="string" calcext:value-type="string">
            <text:p>Gellershausen</text:p>
          </table:table-cell>
          <table:table-cell table:style-name="ce1" office:value-type="float" office:value="51128210" calcext:value-type="float">
            <text:p>51.128.210</text:p>
          </table:table-cell>
          <table:table-cell table:style-name="ce1" office:value-type="float" office:value="9015752" calcext:value-type="float">
            <text:p>9.015.752</text:p>
          </table:table-cell>
          <table:table-cell office:value-type="string" calcext:value-type="string">
            <text:p>#Map9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place42</text:p>
          </table:table-cell>
          <table:table-cell table:formula="of:=[.C42]+1" office:value-type="float" office:value="42" calcext:value-type="float">
            <text:p>42</text:p>
          </table:table-cell>
          <table:table-cell office:value-type="string" calcext:value-type="string">
            <text:p>Frebershausen</text:p>
          </table:table-cell>
          <table:table-cell table:style-name="ce1" office:value-type="float" office:value="51109231" calcext:value-type="float">
            <text:p>51.109.231</text:p>
          </table:table-cell>
          <table:table-cell table:style-name="ce1" office:value-type="float" office:value="8984300" calcext:value-type="float">
            <text:p>8.984.300</text:p>
          </table:table-cell>
          <table:table-cell office:value-type="string" calcext:value-type="string">
            <text:p>#Map9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place43</text:p>
          </table:table-cell>
          <table:table-cell table:formula="of:=[.C43]+1" office:value-type="float" office:value="43" calcext:value-type="float">
            <text:p>43</text:p>
          </table:table-cell>
          <table:table-cell office:value-type="string" calcext:value-type="string">
            <text:p>Frankenau</text:p>
          </table:table-cell>
          <table:table-cell table:style-name="ce1" office:value-type="float" office:value="51102017" calcext:value-type="float">
            <text:p>51.102.017</text:p>
          </table:table-cell>
          <table:table-cell table:style-name="ce1" office:value-type="float" office:value="8943847" calcext:value-type="float">
            <text:p>8.943.847</text:p>
          </table:table-cell>
          <table:table-cell office:value-type="string" calcext:value-type="string">
            <text:p>#Map9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place44</text:p>
          </table:table-cell>
          <table:table-cell table:formula="of:=[.C44]+1" office:value-type="float" office:value="44" calcext:value-type="float">
            <text:p>44</text:p>
          </table:table-cell>
          <table:table-cell office:value-type="string" calcext:value-type="string">
            <text:p>Albertshausen</text:p>
          </table:table-cell>
          <table:table-cell table:style-name="ce1" office:value-type="float" office:value="51115146" calcext:value-type="float">
            <text:p>51.115.146</text:p>
          </table:table-cell>
          <table:table-cell table:style-name="ce1" office:value-type="float" office:value="9054895" calcext:value-type="float">
            <text:p>9.054.895</text:p>
          </table:table-cell>
          <table:table-cell office:value-type="string" calcext:value-type="string">
            <text:p>#Map9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place45</text:p>
          </table:table-cell>
          <table:table-cell table:formula="of:=[.C45]+1" office:value-type="float" office:value="45" calcext:value-type="float">
            <text:p>45</text:p>
          </table:table-cell>
          <table:table-cell office:value-type="string" calcext:value-type="string">
            <text:p>Kleinern</text:p>
          </table:table-cell>
          <table:table-cell table:style-name="ce1" office:value-type="float" office:value="51142636" calcext:value-type="float">
            <text:p>51.142.636</text:p>
          </table:table-cell>
          <table:table-cell table:style-name="ce1" office:value-type="float" office:value="9061435" calcext:value-type="float">
            <text:p>9.061.435</text:p>
          </table:table-cell>
          <table:table-cell office:value-type="string" calcext:value-type="string">
            <text:p>#Map9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place46</text:p>
          </table:table-cell>
          <table:table-cell table:formula="of:=[.C46]+1" office:value-type="float" office:value="46" calcext:value-type="float">
            <text:p>46</text:p>
          </table:table-cell>
          <table:table-cell office:value-type="string" calcext:value-type="string">
            <text:p>Rhadern</text:p>
          </table:table-cell>
          <table:table-cell table:style-name="ce1" office:value-type="float" office:value="51169617" calcext:value-type="float">
            <text:p>51.169.617</text:p>
          </table:table-cell>
          <table:table-cell table:style-name="ce1" office:value-type="float" office:value="8795515" calcext:value-type="float">
            <text:p>8.795.515</text:p>
          </table:table-cell>
          <table:table-cell office:value-type="string" calcext:value-type="string">
            <text:p>#Map10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place47</text:p>
          </table:table-cell>
          <table:table-cell table:formula="of:=[.C47]+1" office:value-type="float" office:value="47" calcext:value-type="float">
            <text:p>47</text:p>
          </table:table-cell>
          <table:table-cell office:value-type="string" calcext:value-type="string">
            <text:p>Goddelsheim</text:p>
          </table:table-cell>
          <table:table-cell table:style-name="ce1" office:value-type="float" office:value="51201313" calcext:value-type="float">
            <text:p>51.201.313</text:p>
          </table:table-cell>
          <table:table-cell table:style-name="ce1" office:value-type="float" office:value="8806062" calcext:value-type="float">
            <text:p>8.806.062</text:p>
          </table:table-cell>
          <table:table-cell office:value-type="string" calcext:value-type="string">
            <text:p>#Map10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place48</text:p>
          </table:table-cell>
          <table:table-cell table:formula="of:=[.C48]+1" office:value-type="float" office:value="48" calcext:value-type="float">
            <text:p>48</text:p>
          </table:table-cell>
          <table:table-cell office:value-type="string" calcext:value-type="string">
            <text:p>Dalwigksthal</text:p>
          </table:table-cell>
          <table:table-cell table:style-name="ce1" office:value-type="float" office:value="51150294" calcext:value-type="float">
            <text:p>51.150.294</text:p>
          </table:table-cell>
          <table:table-cell table:style-name="ce1" office:value-type="float" office:value="8791574" calcext:value-type="float">
            <text:p>8.791.574</text:p>
          </table:table-cell>
          <table:table-cell office:value-type="string" calcext:value-type="string">
            <text:p>#Map10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place49</text:p>
          </table:table-cell>
          <table:table-cell table:formula="of:=[.C49]+1" office:value-type="float" office:value="49" calcext:value-type="float">
            <text:p>49</text:p>
          </table:table-cell>
          <table:table-cell office:value-type="string" calcext:value-type="string">
            <text:p>Münden</text:p>
          </table:table-cell>
          <table:table-cell table:style-name="ce1" office:value-type="float" office:value="51152951" calcext:value-type="float">
            <text:p>51.152.951</text:p>
          </table:table-cell>
          <table:table-cell table:style-name="ce1" office:value-type="float" office:value="8749162" calcext:value-type="float">
            <text:p>8.749.162</text:p>
          </table:table-cell>
          <table:table-cell office:value-type="string" calcext:value-type="string">
            <text:p>#Map10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place50</text:p>
          </table:table-cell>
          <table:table-cell table:formula="of:=[.C50]+1" office:value-type="float" office:value="50" calcext:value-type="float">
            <text:p>50</text:p>
          </table:table-cell>
          <table:table-cell office:value-type="string" calcext:value-type="string">
            <text:p>Fürstenberg</text:p>
          </table:table-cell>
          <table:table-cell table:style-name="ce1" office:value-type="float" office:value="51171556" calcext:value-type="float">
            <text:p>51.171.556</text:p>
          </table:table-cell>
          <table:table-cell table:style-name="ce1" office:value-type="float" office:value="8835474" calcext:value-type="float">
            <text:p>8.835.474</text:p>
          </table:table-cell>
          <table:table-cell office:value-type="string" calcext:value-type="string">
            <text:p>#Map10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place51</text:p>
          </table:table-cell>
          <table:table-cell table:formula="of:=[.C51]+1" office:value-type="float" office:value="51" calcext:value-type="float">
            <text:p>51</text:p>
          </table:table-cell>
          <table:table-cell office:value-type="string" calcext:value-type="string">
            <text:p>Brabecke</text:p>
          </table:table-cell>
          <table:table-cell table:style-name="ce1" office:value-type="float" office:value="51270208" calcext:value-type="float">
            <text:p>51.270.208</text:p>
          </table:table-cell>
          <table:table-cell table:style-name="ce1" office:value-type="float" office:value="8386380" calcext:value-type="float">
            <text:p>8.386.380</text:p>
          </table:table-cell>
          <table:table-cell office:value-type="string" calcext:value-type="string">
            <text:p>#Map11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place52</text:p>
          </table:table-cell>
          <table:table-cell table:formula="of:=[.C52]+1" office:value-type="float" office:value="52" calcext:value-type="float">
            <text:p>52</text:p>
          </table:table-cell>
          <table:table-cell office:value-type="string" calcext:value-type="string">
            <text:p>Westernbödefeld</text:p>
          </table:table-cell>
          <table:table-cell table:style-name="ce1" office:value-type="float" office:value="51257019" calcext:value-type="float">
            <text:p>51.257.019</text:p>
          </table:table-cell>
          <table:table-cell table:style-name="ce1" office:value-type="float" office:value="8371766" calcext:value-type="float">
            <text:p>8.371.766</text:p>
          </table:table-cell>
          <table:table-cell office:value-type="string" calcext:value-type="string">
            <text:p>#Map11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place53</text:p>
          </table:table-cell>
          <table:table-cell table:formula="of:=[.C53]+1" office:value-type="float" office:value="53" calcext:value-type="float">
            <text:p>53</text:p>
          </table:table-cell>
          <table:table-cell office:value-type="string" calcext:value-type="string">
            <text:p>Bödefeld</text:p>
          </table:table-cell>
          <table:table-cell table:style-name="ce1" office:value-type="float" office:value="51247635" calcext:value-type="float">
            <text:p>51.247.635</text:p>
          </table:table-cell>
          <table:table-cell table:style-name="ce1" office:value-type="float" office:value="8392210" calcext:value-type="float">
            <text:p>8.392.210</text:p>
          </table:table-cell>
          <table:table-cell office:value-type="string" calcext:value-type="string">
            <text:p>#Map11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place54</text:p>
          </table:table-cell>
          <table:table-cell table:formula="of:=[.C54]+1" office:value-type="float" office:value="54" calcext:value-type="float">
            <text:p>54</text:p>
          </table:table-cell>
          <table:table-cell office:value-type="string" calcext:value-type="string">
            <text:p>Altenfeld</text:p>
          </table:table-cell>
          <table:table-cell table:style-name="ce1" office:value-type="float" office:value="51251403" calcext:value-type="float">
            <text:p>51.251.403</text:p>
          </table:table-cell>
          <table:table-cell table:style-name="ce1" office:value-type="float" office:value="8441383" calcext:value-type="float">
            <text:p>8.441.383</text:p>
          </table:table-cell>
          <table:table-cell office:value-type="string" calcext:value-type="string">
            <text:p>#Map11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place55</text:p>
          </table:table-cell>
          <table:table-cell table:formula="of:=[.C55]+1" office:value-type="float" office:value="55" calcext:value-type="float">
            <text:p>55</text:p>
          </table:table-cell>
          <table:table-cell office:value-type="string" calcext:value-type="string">
            <text:p>Elipe</text:p>
          </table:table-cell>
          <table:table-cell table:style-name="ce1" office:value-type="float" office:value="51275772" calcext:value-type="float">
            <text:p>51.275.772</text:p>
          </table:table-cell>
          <table:table-cell table:style-name="ce1" office:value-type="float" office:value="8447487" calcext:value-type="float">
            <text:p>8.447.487</text:p>
          </table:table-cell>
          <table:table-cell office:value-type="string" calcext:value-type="string">
            <text:p>#Map1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place56</text:p>
          </table:table-cell>
          <table:table-cell table:formula="of:=[.C56]+1" office:value-type="float" office:value="56" calcext:value-type="float">
            <text:p>56</text:p>
          </table:table-cell>
          <table:table-cell office:value-type="string" calcext:value-type="string">
            <text:p>Volkringhausen</text:p>
          </table:table-cell>
          <table:table-cell table:style-name="ce1" office:value-type="float" office:value="51359771" calcext:value-type="float">
            <text:p>51.359.771</text:p>
          </table:table-cell>
          <table:table-cell table:style-name="ce1" office:value-type="float" office:value="7873668" calcext:value-type="float">
            <text:p>7.873.668</text:p>
          </table:table-cell>
          <table:table-cell office:value-type="string" calcext:value-type="string">
            <text:p>#Map12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place57</text:p>
          </table:table-cell>
          <table:table-cell table:formula="of:=[.C57]+1" office:value-type="float" office:value="57" calcext:value-type="float">
            <text:p>57</text:p>
          </table:table-cell>
          <table:table-cell office:value-type="string" calcext:value-type="string">
            <text:p>Balve</text:p>
          </table:table-cell>
          <table:table-cell table:style-name="ce1" office:value-type="float" office:value="51329217" calcext:value-type="float">
            <text:p>51.329.217</text:p>
          </table:table-cell>
          <table:table-cell table:style-name="ce1" office:value-type="float" office:value="7864666" calcext:value-type="float">
            <text:p>7.864.666</text:p>
          </table:table-cell>
          <table:table-cell office:value-type="string" calcext:value-type="string">
            <text:p>#Map12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place58</text:p>
          </table:table-cell>
          <table:table-cell table:formula="of:=[.C58]+1" office:value-type="float" office:value="58" calcext:value-type="float">
            <text:p>58</text:p>
          </table:table-cell>
          <table:table-cell office:value-type="string" calcext:value-type="string">
            <text:p>Brockhausen</text:p>
          </table:table-cell>
          <table:table-cell table:style-name="ce1" office:value-type="float" office:value="51376289" calcext:value-type="float">
            <text:p>51.376.289</text:p>
          </table:table-cell>
          <table:table-cell table:style-name="ce1" office:value-type="float" office:value="7831257" calcext:value-type="float">
            <text:p>7.831.257</text:p>
          </table:table-cell>
          <table:table-cell office:value-type="string" calcext:value-type="string">
            <text:p>#Map12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place59</text:p>
          </table:table-cell>
          <table:table-cell table:formula="of:=[.C59]+1" office:value-type="float" office:value="59" calcext:value-type="float">
            <text:p>59</text:p>
          </table:table-cell>
          <table:table-cell office:value-type="string" calcext:value-type="string">
            <text:p>Beckum</text:p>
          </table:table-cell>
          <table:table-cell table:style-name="ce1" office:value-type="float" office:value="51355279" calcext:value-type="float">
            <text:p>51.355.279</text:p>
          </table:table-cell>
          <table:table-cell table:style-name="ce1" office:value-type="float" office:value="7894416" calcext:value-type="float">
            <text:p>7.894.416</text:p>
          </table:table-cell>
          <table:table-cell office:value-type="string" calcext:value-type="string">
            <text:p>#Map12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place60</text:p>
          </table:table-cell>
          <table:table-cell table:formula="of:=[.C60]+1" office:value-type="float" office:value="60" calcext:value-type="float">
            <text:p>60</text:p>
          </table:table-cell>
          <table:table-cell office:value-type="string" calcext:value-type="string">
            <text:p>Hövel</text:p>
          </table:table-cell>
          <table:table-cell table:style-name="ce1" office:value-type="float" office:value="51368508" calcext:value-type="float">
            <text:p>51.368.508</text:p>
          </table:table-cell>
          <table:table-cell table:style-name="ce1" office:value-type="float" office:value="7925684" calcext:value-type="float">
            <text:p>7.925.684</text:p>
          </table:table-cell>
          <table:table-cell office:value-type="string" calcext:value-type="string">
            <text:p>#Map12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place61</text:p>
          </table:table-cell>
          <table:table-cell table:formula="of:=[.C61]+1" office:value-type="float" office:value="61" calcext:value-type="float">
            <text:p>61</text:p>
          </table:table-cell>
          <table:table-cell office:value-type="string" calcext:value-type="string">
            <text:p>Banfe</text:p>
          </table:table-cell>
          <table:table-cell table:style-name="ce1" office:value-type="float" office:value="50914046" calcext:value-type="float">
            <text:p>50.914.046</text:p>
          </table:table-cell>
          <table:table-cell table:style-name="ce1" office:value-type="float" office:value="8352827" calcext:value-type="float">
            <text:p>8.352.827</text:p>
          </table:table-cell>
          <table:table-cell office:value-type="string" calcext:value-type="string">
            <text:p>#Map13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place62</text:p>
          </table:table-cell>
          <table:table-cell table:formula="of:=[.C62]+1" office:value-type="float" office:value="62" calcext:value-type="float">
            <text:p>62</text:p>
          </table:table-cell>
          <table:table-cell office:value-type="string" calcext:value-type="string">
            <text:p>Bernshausen</text:p>
          </table:table-cell>
          <table:table-cell table:style-name="ce1" office:value-type="float" office:value="50898467" calcext:value-type="float">
            <text:p>50.898.467</text:p>
          </table:table-cell>
          <table:table-cell table:style-name="ce1" office:value-type="float" office:value="8319141" calcext:value-type="float">
            <text:p>8.319.141</text:p>
          </table:table-cell>
          <table:table-cell office:value-type="string" calcext:value-type="string">
            <text:p>#Map13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place63</text:p>
          </table:table-cell>
          <table:table-cell table:formula="of:=[.C63]+1" office:value-type="float" office:value="63" calcext:value-type="float">
            <text:p>63</text:p>
          </table:table-cell>
          <table:table-cell office:value-type="string" calcext:value-type="string">
            <text:p>Herbertshausen</text:p>
          </table:table-cell>
          <table:table-cell table:style-name="ce1" office:value-type="float" office:value="50923716" calcext:value-type="float">
            <text:p>50.923.716</text:p>
          </table:table-cell>
          <table:table-cell table:style-name="ce1" office:value-type="float" office:value="8359934" calcext:value-type="float">
            <text:p>8.359.934</text:p>
          </table:table-cell>
          <table:table-cell office:value-type="string" calcext:value-type="string">
            <text:p>#Map13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place64</text:p>
          </table:table-cell>
          <table:table-cell table:formula="of:=[.C64]+1" office:value-type="float" office:value="64" calcext:value-type="float">
            <text:p>64</text:p>
          </table:table-cell>
          <table:table-cell office:value-type="string" calcext:value-type="string">
            <text:p>Volkholz</text:p>
          </table:table-cell>
          <table:table-cell table:style-name="ce1" office:value-type="float" office:value="50927898" calcext:value-type="float">
            <text:p>50.927.898</text:p>
          </table:table-cell>
          <table:table-cell table:style-name="ce1" office:value-type="float" office:value="8281278" calcext:value-type="float">
            <text:p>8.281.278</text:p>
          </table:table-cell>
          <table:table-cell office:value-type="string" calcext:value-type="string">
            <text:p>#Map13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place65</text:p>
          </table:table-cell>
          <table:table-cell table:formula="of:=[.C65]+1" office:value-type="float" office:value="65" calcext:value-type="float">
            <text:p>65</text:p>
          </table:table-cell>
          <table:table-cell office:value-type="string" calcext:value-type="string">
            <text:p>Hesselbach</text:p>
          </table:table-cell>
          <table:table-cell table:style-name="ce1" office:value-type="float" office:value="50886474" calcext:value-type="float">
            <text:p>50.886.474</text:p>
          </table:table-cell>
          <table:table-cell table:style-name="ce1" office:value-type="float" office:value="8366609" calcext:value-type="float">
            <text:p>8.366.609</text:p>
          </table:table-cell>
          <table:table-cell office:value-type="string" calcext:value-type="string">
            <text:p>#Map13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place66</text:p>
          </table:table-cell>
          <table:table-cell table:formula="of:=[.C66]+1" office:value-type="float" office:value="66" calcext:value-type="float">
            <text:p>66</text:p>
          </table:table-cell>
          <table:table-cell office:value-type="string" calcext:value-type="string">
            <text:p>Hausen vor der Höhe</text:p>
          </table:table-cell>
          <table:table-cell table:style-name="ce1" office:value-type="float" office:value="50084437" calcext:value-type="float">
            <text:p>50.084.437</text:p>
          </table:table-cell>
          <table:table-cell table:style-name="ce1" office:value-type="float" office:value="8045463" calcext:value-type="float">
            <text:p>8.045.463</text:p>
          </table:table-cell>
          <table:table-cell office:value-type="string" calcext:value-type="string">
            <text:p>#Map14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place67</text:p>
          </table:table-cell>
          <table:table-cell table:formula="of:=[.C67]+1" office:value-type="float" office:value="67" calcext:value-type="float">
            <text:p>67</text:p>
          </table:table-cell>
          <table:table-cell office:value-type="string" calcext:value-type="string">
            <text:p>Obergladbach</text:p>
          </table:table-cell>
          <table:table-cell table:style-name="ce1" office:value-type="float" office:value="50089587" calcext:value-type="float">
            <text:p>50.089.587</text:p>
          </table:table-cell>
          <table:table-cell table:style-name="ce1" office:value-type="float" office:value="8013429" calcext:value-type="float">
            <text:p>8.013.429</text:p>
          </table:table-cell>
          <table:table-cell office:value-type="string" calcext:value-type="string">
            <text:p>#Map14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place68</text:p>
          </table:table-cell>
          <table:table-cell table:formula="of:=[.C68]+1" office:value-type="float" office:value="68" calcext:value-type="float">
            <text:p>68</text:p>
          </table:table-cell>
          <table:table-cell office:value-type="string" calcext:value-type="string">
            <text:p>Niedergladbach</text:p>
          </table:table-cell>
          <table:table-cell table:style-name="ce1" office:value-type="float" office:value="50104333" calcext:value-type="float">
            <text:p>50.104.333</text:p>
          </table:table-cell>
          <table:table-cell table:style-name="ce1" office:value-type="float" office:value="7989446" calcext:value-type="float">
            <text:p>7.989.446</text:p>
          </table:table-cell>
          <table:table-cell office:value-type="string" calcext:value-type="string">
            <text:p>#Map14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place69</text:p>
          </table:table-cell>
          <table:table-cell table:formula="of:=[.C69]+1" office:value-type="float" office:value="69" calcext:value-type="float">
            <text:p>69</text:p>
          </table:table-cell>
          <table:table-cell office:value-type="string" calcext:value-type="string">
            <text:p>Langenseifen</text:p>
          </table:table-cell>
          <table:table-cell table:style-name="ce1" office:value-type="float" office:value="50119951" calcext:value-type="float">
            <text:p>50.119.951</text:p>
          </table:table-cell>
          <table:table-cell table:style-name="ce1" office:value-type="float" office:value="8009082" calcext:value-type="float">
            <text:p>8.009.082</text:p>
          </table:table-cell>
          <table:table-cell office:value-type="string" calcext:value-type="string">
            <text:p>#Map14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place70</text:p>
          </table:table-cell>
          <table:table-cell table:formula="of:=[.C70]+1" office:value-type="float" office:value="70" calcext:value-type="float">
            <text:p>70</text:p>
          </table:table-cell>
          <table:table-cell office:value-type="string" calcext:value-type="string">
            <text:p>Bärstadt</text:p>
          </table:table-cell>
          <table:table-cell table:style-name="ce1" office:value-type="float" office:value="50102805" calcext:value-type="float">
            <text:p>50.102.805</text:p>
          </table:table-cell>
          <table:table-cell table:style-name="ce1" office:value-type="float" office:value="8073241" calcext:value-type="float">
            <text:p>8.073.241</text:p>
          </table:table-cell>
          <table:table-cell office:value-type="string" calcext:value-type="string">
            <text:p>#Map14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place71</text:p>
          </table:table-cell>
          <table:table-cell table:formula="of:=[.C71]+1" office:value-type="float" office:value="71" calcext:value-type="float">
            <text:p>71</text:p>
          </table:table-cell>
          <table:table-cell office:value-type="string" calcext:value-type="string">
            <text:p>Wingershausen</text:p>
          </table:table-cell>
          <table:table-cell table:style-name="ce1" office:value-type="float" office:value="50467759" calcext:value-type="float">
            <text:p>50.467.759</text:p>
          </table:table-cell>
          <table:table-cell table:style-name="ce1" office:value-type="float" office:value="9131314" calcext:value-type="float">
            <text:p>9.131.314</text:p>
          </table:table-cell>
          <table:table-cell office:value-type="string" calcext:value-type="string">
            <text:p>#Map15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place72</text:p>
          </table:table-cell>
          <table:table-cell table:formula="of:=[.C72]+1" office:value-type="float" office:value="72" calcext:value-type="float">
            <text:p>72</text:p>
          </table:table-cell>
          <table:table-cell office:value-type="string" calcext:value-type="string">
            <text:p>Eichelsachsen</text:p>
          </table:table-cell>
          <table:table-cell table:style-name="ce1" office:value-type="float" office:value="50457828" calcext:value-type="float">
            <text:p>50.457.828</text:p>
          </table:table-cell>
          <table:table-cell table:style-name="ce1" office:value-type="float" office:value="9123889" calcext:value-type="float">
            <text:p>9.123.889</text:p>
          </table:table-cell>
          <table:table-cell office:value-type="string" calcext:value-type="string">
            <text:p>#Map15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place73</text:p>
          </table:table-cell>
          <table:table-cell table:formula="of:=[.C73]+1" office:value-type="float" office:value="73" calcext:value-type="float">
            <text:p>73</text:p>
          </table:table-cell>
          <table:table-cell office:value-type="string" calcext:value-type="string">
            <text:p>Eschenrod</text:p>
          </table:table-cell>
          <table:table-cell table:style-name="ce1" office:value-type="float" office:value="50477799" calcext:value-type="float">
            <text:p>50.477.799</text:p>
          </table:table-cell>
          <table:table-cell table:style-name="ce1" office:value-type="float" office:value="9156663" calcext:value-type="float">
            <text:p>9.156.663</text:p>
          </table:table-cell>
          <table:table-cell office:value-type="string" calcext:value-type="string">
            <text:p>#Map15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place74</text:p>
          </table:table-cell>
          <table:table-cell table:formula="of:=[.C74]+1" office:value-type="float" office:value="74" calcext:value-type="float">
            <text:p>74</text:p>
          </table:table-cell>
          <table:table-cell office:value-type="string" calcext:value-type="string">
            <text:p>Burkhards</text:p>
          </table:table-cell>
          <table:table-cell table:style-name="ce1" office:value-type="float" office:value="50461302" calcext:value-type="float">
            <text:p>50.461.302</text:p>
          </table:table-cell>
          <table:table-cell table:style-name="ce1" office:value-type="float" office:value="9202423" calcext:value-type="float">
            <text:p>9.202.423</text:p>
          </table:table-cell>
          <table:table-cell office:value-type="string" calcext:value-type="string">
            <text:p>#Map15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place75</text:p>
          </table:table-cell>
          <table:table-cell table:formula="of:=[.C75]+1" office:value-type="float" office:value="75" calcext:value-type="float">
            <text:p>75</text:p>
          </table:table-cell>
          <table:table-cell office:value-type="string" calcext:value-type="string">
            <text:p>Kaulstoß</text:p>
          </table:table-cell>
          <table:table-cell table:style-name="ce1" office:value-type="float" office:value="50469628" calcext:value-type="float">
            <text:p>50.469.628</text:p>
          </table:table-cell>
          <table:table-cell table:style-name="ce1" office:value-type="float" office:value="9222137" calcext:value-type="float">
            <text:p>9.222.137</text:p>
          </table:table-cell>
          <table:table-cell office:value-type="string" calcext:value-type="string">
            <text:p>#Map15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place76</text:p>
          </table:table-cell>
          <table:table-cell table:formula="of:=[.C76]+1" office:value-type="float" office:value="76" calcext:value-type="float">
            <text:p>76</text:p>
          </table:table-cell>
          <table:table-cell office:value-type="string" calcext:value-type="string">
            <text:p>Ersrode</text:p>
          </table:table-cell>
          <table:table-cell table:style-name="ce1" office:value-type="float" office:value="50976327" calcext:value-type="float">
            <text:p>50.976.327</text:p>
          </table:table-cell>
          <table:table-cell table:style-name="ce1" office:value-type="float" office:value="9586120" calcext:value-type="float">
            <text:p>9.586.120</text:p>
          </table:table-cell>
          <table:table-cell office:value-type="string" calcext:value-type="string">
            <text:p>#Map16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place77</text:p>
          </table:table-cell>
          <table:table-cell table:formula="of:=[.C77]+1" office:value-type="float" office:value="77" calcext:value-type="float">
            <text:p>77</text:p>
          </table:table-cell>
          <table:table-cell office:value-type="string" calcext:value-type="string">
            <text:p>Atzelrode</text:p>
          </table:table-cell>
          <table:table-cell table:style-name="ce1" office:value-type="float" office:value="50986604" calcext:value-type="float">
            <text:p>50.986.604</text:p>
          </table:table-cell>
          <table:table-cell table:style-name="ce1" office:value-type="float" office:value="9685892" calcext:value-type="float">
            <text:p>9.685.892</text:p>
          </table:table-cell>
          <table:table-cell office:value-type="string" calcext:value-type="string">
            <text:p>#Map16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place78</text:p>
          </table:table-cell>
          <table:table-cell table:formula="of:=[.C78]+1" office:value-type="float" office:value="78" calcext:value-type="float">
            <text:p>78</text:p>
          </table:table-cell>
          <table:table-cell office:value-type="string" calcext:value-type="string">
            <text:p>Beenhausen</text:p>
          </table:table-cell>
          <table:table-cell table:style-name="ce1" office:value-type="float" office:value="50964967" calcext:value-type="float">
            <text:p>50.964.967</text:p>
          </table:table-cell>
          <table:table-cell table:style-name="ce1" office:value-type="float" office:value="9630703" calcext:value-type="float">
            <text:p>9.630.703</text:p>
          </table:table-cell>
          <table:table-cell office:value-type="string" calcext:value-type="string">
            <text:p>#Map16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place79</text:p>
          </table:table-cell>
          <table:table-cell table:formula="of:=[.C79]+1" office:value-type="float" office:value="79" calcext:value-type="float">
            <text:p>79</text:p>
          </table:table-cell>
          <table:table-cell office:value-type="string" calcext:value-type="string">
            <text:p>Sterkelshausen</text:p>
          </table:table-cell>
          <table:table-cell table:style-name="ce1" office:value-type="float" office:value="51010796" calcext:value-type="float">
            <text:p>51.010.796</text:p>
          </table:table-cell>
          <table:table-cell table:style-name="ce1" office:value-type="float" office:value="9647979" calcext:value-type="float">
            <text:p>9.647.979</text:p>
          </table:table-cell>
          <table:table-cell office:value-type="string" calcext:value-type="string">
            <text:p>#Map16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place80</text:p>
          </table:table-cell>
          <table:table-cell table:formula="of:=[.C80]+1" office:value-type="float" office:value="80" calcext:value-type="float">
            <text:p>80</text:p>
          </table:table-cell>
          <table:table-cell office:value-type="string" calcext:value-type="string">
            <text:p>Braach</text:p>
          </table:table-cell>
          <table:table-cell table:style-name="ce1" office:value-type="float" office:value="51003438" calcext:value-type="float">
            <text:p>51.003.438</text:p>
          </table:table-cell>
          <table:table-cell table:style-name="ce1" office:value-type="float" office:value="9690973" calcext:value-type="float">
            <text:p>9.690.973</text:p>
          </table:table-cell>
          <table:table-cell office:value-type="string" calcext:value-type="string">
            <text:p>#Map16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place81</text:p>
          </table:table-cell>
          <table:table-cell table:formula="of:=[.C81]+1" office:value-type="float" office:value="81" calcext:value-type="float">
            <text:p>81</text:p>
          </table:table-cell>
          <table:table-cell office:value-type="string" calcext:value-type="string">
            <text:p>Schwiegershausen</text:p>
          </table:table-cell>
          <table:table-cell table:style-name="ce1" office:value-type="float" office:value="51682554" calcext:value-type="float">
            <text:p>51.682.554</text:p>
          </table:table-cell>
          <table:table-cell table:style-name="ce1" office:value-type="float" office:value="10212788" calcext:value-type="float">
            <text:p>10.212.788</text:p>
          </table:table-cell>
          <table:table-cell office:value-type="string" calcext:value-type="string">
            <text:p>#Map17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place82</text:p>
          </table:table-cell>
          <table:table-cell table:formula="of:=[.C82]+1" office:value-type="float" office:value="82" calcext:value-type="float">
            <text:p>82</text:p>
          </table:table-cell>
          <table:table-cell office:value-type="string" calcext:value-type="string">
            <text:p>Hattorf</text:p>
          </table:table-cell>
          <table:table-cell table:style-name="ce1" office:value-type="float" office:value="51640955" calcext:value-type="float">
            <text:p>51.640.955</text:p>
          </table:table-cell>
          <table:table-cell table:style-name="ce1" office:value-type="float" office:value="10226374" calcext:value-type="float">
            <text:p>10.226.374</text:p>
          </table:table-cell>
          <table:table-cell office:value-type="string" calcext:value-type="string">
            <text:p>#Map17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place83</text:p>
          </table:table-cell>
          <table:table-cell table:formula="of:=[.C83]+1" office:value-type="float" office:value="83" calcext:value-type="float">
            <text:p>83</text:p>
          </table:table-cell>
          <table:table-cell office:value-type="string" calcext:value-type="string">
            <text:p>Elbingerode</text:p>
          </table:table-cell>
          <table:table-cell table:style-name="ce1" office:value-type="float" office:value="51659559" calcext:value-type="float">
            <text:p>51.659.559</text:p>
          </table:table-cell>
          <table:table-cell table:style-name="ce1" office:value-type="float" office:value="10276264" calcext:value-type="float">
            <text:p>10.276.264</text:p>
          </table:table-cell>
          <table:table-cell office:value-type="string" calcext:value-type="string">
            <text:p>#Map17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place84</text:p>
          </table:table-cell>
          <table:table-cell table:formula="of:=[.C84]+1" office:value-type="float" office:value="84" calcext:value-type="float">
            <text:p>84</text:p>
          </table:table-cell>
          <table:table-cell office:value-type="string" calcext:value-type="string">
            <text:p>Hörden</text:p>
          </table:table-cell>
          <table:table-cell table:style-name="ce1" office:value-type="float" office:value="51670368" calcext:value-type="float">
            <text:p>51.670.368</text:p>
          </table:table-cell>
          <table:table-cell table:style-name="ce1" office:value-type="float" office:value="10285526" calcext:value-type="float">
            <text:p>10.285.526</text:p>
          </table:table-cell>
          <table:table-cell office:value-type="string" calcext:value-type="string">
            <text:p>#Map17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place85</text:p>
          </table:table-cell>
          <table:table-cell table:formula="of:=[.C85]+1" office:value-type="float" office:value="85" calcext:value-type="float">
            <text:p>85</text:p>
          </table:table-cell>
          <table:table-cell office:value-type="string" calcext:value-type="string">
            <text:p>Wulften</text:p>
          </table:table-cell>
          <table:table-cell table:style-name="ce1" office:value-type="float" office:value="51660251" calcext:value-type="float">
            <text:p>51.660.251</text:p>
          </table:table-cell>
          <table:table-cell table:style-name="ce1" office:value-type="float" office:value="10176568" calcext:value-type="float">
            <text:p>10.176.568</text:p>
          </table:table-cell>
          <table:table-cell office:value-type="string" calcext:value-type="string">
            <text:p>#Map17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place86</text:p>
          </table:table-cell>
          <table:table-cell table:formula="of:=[.C86]+1" office:value-type="float" office:value="86" calcext:value-type="float">
            <text:p>86</text:p>
          </table:table-cell>
          <table:table-cell office:value-type="string" calcext:value-type="string">
            <text:p>Räbke</text:p>
          </table:table-cell>
          <table:table-cell table:style-name="ce1" office:value-type="float" office:value="52197244" calcext:value-type="float">
            <text:p>52.197.244</text:p>
          </table:table-cell>
          <table:table-cell table:style-name="ce1" office:value-type="float" office:value="10878461" calcext:value-type="float">
            <text:p>10.878.461</text:p>
          </table:table-cell>
          <table:table-cell office:value-type="string" calcext:value-type="string">
            <text:p>#Map18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place87</text:p>
          </table:table-cell>
          <table:table-cell table:formula="of:=[.C87]+1" office:value-type="float" office:value="87" calcext:value-type="float">
            <text:p>87</text:p>
          </table:table-cell>
          <table:table-cell office:value-type="string" calcext:value-type="string">
            <text:p>Lelm</text:p>
          </table:table-cell>
          <table:table-cell table:style-name="ce1" office:value-type="float" office:value="52197244" calcext:value-type="float">
            <text:p>52.197.244</text:p>
          </table:table-cell>
          <table:table-cell table:style-name="ce1" office:value-type="float" office:value="10878461" calcext:value-type="float">
            <text:p>10.878.461</text:p>
          </table:table-cell>
          <table:table-cell office:value-type="string" calcext:value-type="string">
            <text:p>#Map18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place88</text:p>
          </table:table-cell>
          <table:table-cell table:formula="of:=[.C88]+1" office:value-type="float" office:value="88" calcext:value-type="float">
            <text:p>88</text:p>
          </table:table-cell>
          <table:table-cell office:value-type="string" calcext:value-type="string">
            <text:p>Süpplingen</text:p>
          </table:table-cell>
          <table:table-cell table:style-name="ce1" office:value-type="float" office:value="52226906" calcext:value-type="float">
            <text:p>52.226.906</text:p>
          </table:table-cell>
          <table:table-cell table:style-name="ce1" office:value-type="float" office:value="10903673" calcext:value-type="float">
            <text:p>10.903.673</text:p>
          </table:table-cell>
          <table:table-cell office:value-type="string" calcext:value-type="string">
            <text:p>#Map18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place89</text:p>
          </table:table-cell>
          <table:table-cell table:formula="of:=[.C89]+1" office:value-type="float" office:value="89" calcext:value-type="float">
            <text:p>89</text:p>
          </table:table-cell>
          <table:table-cell office:value-type="string" calcext:value-type="string">
            <text:p>Frellstedt</text:p>
          </table:table-cell>
          <table:table-cell table:style-name="ce1" office:value-type="float" office:value="52205944" calcext:value-type="float">
            <text:p>52.205.944</text:p>
          </table:table-cell>
          <table:table-cell table:style-name="ce1" office:value-type="float" office:value="10915417" calcext:value-type="float">
            <text:p>10.915.417</text:p>
          </table:table-cell>
          <table:table-cell office:value-type="string" calcext:value-type="string">
            <text:p>#Map18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place90</text:p>
          </table:table-cell>
          <table:table-cell table:formula="of:=[.C90]+1" office:value-type="float" office:value="90" calcext:value-type="float">
            <text:p>90</text:p>
          </table:table-cell>
          <table:table-cell office:value-type="string" calcext:value-type="string">
            <text:p>Wolsdorf</text:p>
          </table:table-cell>
          <table:table-cell table:style-name="ce1" office:value-type="float" office:value="52188142" calcext:value-type="float">
            <text:p>52.188.142</text:p>
          </table:table-cell>
          <table:table-cell table:style-name="ce1" office:value-type="float" office:value="10941525" calcext:value-type="float">
            <text:p>10.941.525</text:p>
          </table:table-cell>
          <table:table-cell office:value-type="string" calcext:value-type="string">
            <text:p>#Map18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place91</text:p>
          </table:table-cell>
          <table:table-cell table:formula="of:=[.C91]+1" office:value-type="float" office:value="91" calcext:value-type="float">
            <text:p>91</text:p>
          </table:table-cell>
          <table:table-cell office:value-type="string" calcext:value-type="string">
            <text:p>Abbenrode</text:p>
          </table:table-cell>
          <table:table-cell table:style-name="ce1" office:value-type="float" office:value="51928316" calcext:value-type="float">
            <text:p>51.928.316</text:p>
          </table:table-cell>
          <table:table-cell table:style-name="ce1" office:value-type="float" office:value="10626528" calcext:value-type="float">
            <text:p>10.626.528</text:p>
          </table:table-cell>
          <table:table-cell office:value-type="string" calcext:value-type="string">
            <text:p>#Map19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place92</text:p>
          </table:table-cell>
          <table:table-cell table:formula="of:=[.C92]+1" office:value-type="float" office:value="92" calcext:value-type="float">
            <text:p>92</text:p>
          </table:table-cell>
          <table:table-cell office:value-type="string" calcext:value-type="string">
            <text:p>Lochtum</text:p>
          </table:table-cell>
          <table:table-cell table:style-name="ce1" office:value-type="float" office:value="51930010" calcext:value-type="float">
            <text:p>51.930.010</text:p>
          </table:table-cell>
          <table:table-cell table:style-name="ce1" office:value-type="float" office:value="10597002" calcext:value-type="float">
            <text:p>10.597.002</text:p>
          </table:table-cell>
          <table:table-cell office:value-type="string" calcext:value-type="string">
            <text:p>#Map19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place93</text:p>
          </table:table-cell>
          <table:table-cell table:formula="of:=[.C93]+1" office:value-type="float" office:value="93" calcext:value-type="float">
            <text:p>93</text:p>
          </table:table-cell>
          <table:table-cell office:value-type="string" calcext:value-type="string">
            <text:p>Bettingerode</text:p>
          </table:table-cell>
          <table:table-cell table:style-name="ce1" office:value-type="float" office:value="51915032" calcext:value-type="float">
            <text:p>51.915.032</text:p>
          </table:table-cell>
          <table:table-cell table:style-name="ce1" office:value-type="float" office:value="10572310" calcext:value-type="float">
            <text:p>10.572.310</text:p>
          </table:table-cell>
          <table:table-cell office:value-type="string" calcext:value-type="string">
            <text:p>#Map19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place94</text:p>
          </table:table-cell>
          <table:table-cell table:formula="of:=[.C94]+1" office:value-type="float" office:value="94" calcext:value-type="float">
            <text:p>94</text:p>
          </table:table-cell>
          <table:table-cell office:value-type="string" calcext:value-type="string">
            <text:p>Stapelburg</text:p>
          </table:table-cell>
          <table:table-cell table:style-name="ce1" office:value-type="float" office:value="51899607" calcext:value-type="float">
            <text:p>51.899.607</text:p>
          </table:table-cell>
          <table:table-cell table:style-name="ce1" office:value-type="float" office:value="10662307" calcext:value-type="float">
            <text:p>10.662.307</text:p>
          </table:table-cell>
          <table:table-cell office:value-type="string" calcext:value-type="string">
            <text:p>#Map19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place95</text:p>
          </table:table-cell>
          <table:table-cell table:formula="of:=[.C95]+1" office:value-type="float" office:value="95" calcext:value-type="float">
            <text:p>95</text:p>
          </table:table-cell>
          <table:table-cell office:value-type="string" calcext:value-type="string">
            <text:p>Westerode</text:p>
          </table:table-cell>
          <table:table-cell table:style-name="ce1" office:value-type="float" office:value="51901209" calcext:value-type="float">
            <text:p>51.901.209</text:p>
          </table:table-cell>
          <table:table-cell table:style-name="ce1" office:value-type="float" office:value="10562498" calcext:value-type="float">
            <text:p>10.562.498</text:p>
          </table:table-cell>
          <table:table-cell office:value-type="string" calcext:value-type="string">
            <text:p>#Map19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place96</text:p>
          </table:table-cell>
          <table:table-cell table:formula="of:=[.C96]+1" office:value-type="float" office:value="96" calcext:value-type="float">
            <text:p>96</text:p>
          </table:table-cell>
          <table:table-cell office:value-type="string" calcext:value-type="string">
            <text:p>Wasserleben</text:p>
          </table:table-cell>
          <table:table-cell table:style-name="ce1" office:value-type="float" office:value="51921789" calcext:value-type="float">
            <text:p>51.921.789</text:p>
          </table:table-cell>
          <table:table-cell table:style-name="ce1" office:value-type="float" office:value="10754622" calcext:value-type="float">
            <text:p>10.754.622</text:p>
          </table:table-cell>
          <table:table-cell office:value-type="string" calcext:value-type="string">
            <text:p>#Map20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place97</text:p>
          </table:table-cell>
          <table:table-cell table:formula="of:=[.C97]+1" office:value-type="float" office:value="97" calcext:value-type="float">
            <text:p>97</text:p>
          </table:table-cell>
          <table:table-cell office:value-type="string" calcext:value-type="string">
            <text:p>Berßel</text:p>
          </table:table-cell>
          <table:table-cell table:style-name="ce1" office:value-type="float" office:value="51955337" calcext:value-type="float">
            <text:p>51.955.337</text:p>
          </table:table-cell>
          <table:table-cell table:style-name="ce1" office:value-type="float" office:value="10758742" calcext:value-type="float">
            <text:p>10.758.742</text:p>
          </table:table-cell>
          <table:table-cell office:value-type="string" calcext:value-type="string">
            <text:p>#Map20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place98</text:p>
          </table:table-cell>
          <table:table-cell table:formula="of:=[.C98]+1" office:value-type="float" office:value="98" calcext:value-type="float">
            <text:p>98</text:p>
          </table:table-cell>
          <table:table-cell office:value-type="string" calcext:value-type="string">
            <text:p>Schauen</text:p>
          </table:table-cell>
          <table:table-cell table:style-name="ce1" office:value-type="float" office:value="51946556" calcext:value-type="float">
            <text:p>51.946.556</text:p>
          </table:table-cell>
          <table:table-cell table:style-name="ce1" office:value-type="float" office:value="10716170" calcext:value-type="float">
            <text:p>10.716.170</text:p>
          </table:table-cell>
          <table:table-cell office:value-type="string" calcext:value-type="string">
            <text:p>#Map20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place99</text:p>
          </table:table-cell>
          <table:table-cell table:formula="of:=[.C99]+1" office:value-type="float" office:value="99" calcext:value-type="float">
            <text:p>99</text:p>
          </table:table-cell>
          <table:table-cell office:value-type="string" calcext:value-type="string">
            <text:p>Zilly</text:p>
          </table:table-cell>
          <table:table-cell table:style-name="ce1" office:value-type="float" office:value="51944281" calcext:value-type="float">
            <text:p>51.944.281</text:p>
          </table:table-cell>
          <table:table-cell table:style-name="ce1" office:value-type="float" office:value="10825180" calcext:value-type="float">
            <text:p>10.825.180</text:p>
          </table:table-cell>
          <table:table-cell office:value-type="string" calcext:value-type="string">
            <text:p>#Map20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place100</text:p>
          </table:table-cell>
          <table:table-cell table:formula="of:=[.C100]+1" office:value-type="float" office:value="100" calcext:value-type="float">
            <text:p>100</text:p>
          </table:table-cell>
          <table:table-cell office:value-type="string" calcext:value-type="string">
            <text:p>Langeln</text:p>
          </table:table-cell>
          <table:table-cell table:style-name="ce1" office:value-type="float" office:value="51911872" calcext:value-type="float">
            <text:p>51.911.872</text:p>
          </table:table-cell>
          <table:table-cell table:style-name="ce1" office:value-type="float" office:value="10795535" calcext:value-type="float">
            <text:p>10.795.535</text:p>
          </table:table-cell>
          <table:table-cell office:value-type="string" calcext:value-type="string">
            <text:p>#Map20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place101</text:p>
          </table:table-cell>
          <table:table-cell table:formula="of:=[.C101]+1" office:value-type="float" office:value="101" calcext:value-type="float">
            <text:p>101</text:p>
          </table:table-cell>
          <table:table-cell office:value-type="string" calcext:value-type="string">
            <text:p>Vogelsdorf</text:p>
          </table:table-cell>
          <table:table-cell table:style-name="ce1" office:value-type="float" office:value="52012027" calcext:value-type="float">
            <text:p>52.012.027</text:p>
          </table:table-cell>
          <table:table-cell table:style-name="ce1" office:value-type="float" office:value="10899964" calcext:value-type="float">
            <text:p>10.899.964</text:p>
          </table:table-cell>
          <table:table-cell office:value-type="string" calcext:value-type="string">
            <text:p>#Map21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place102</text:p>
          </table:table-cell>
          <table:table-cell table:formula="of:=[.C102]+1" office:value-type="float" office:value="102" calcext:value-type="float">
            <text:p>102</text:p>
          </table:table-cell>
          <table:table-cell office:value-type="string" calcext:value-type="string">
            <text:p>Badersleben</text:p>
          </table:table-cell>
          <table:table-cell table:style-name="ce1" office:value-type="float" office:value="51985499" calcext:value-type="float">
            <text:p>51.985.499</text:p>
          </table:table-cell>
          <table:table-cell table:style-name="ce1" office:value-type="float" office:value="10888634" calcext:value-type="float">
            <text:p>10.888.634</text:p>
          </table:table-cell>
          <table:table-cell office:value-type="string" calcext:value-type="string">
            <text:p>#Map21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place103</text:p>
          </table:table-cell>
          <table:table-cell table:formula="of:=[.C103]+1" office:value-type="float" office:value="103" calcext:value-type="float">
            <text:p>103</text:p>
          </table:table-cell>
          <table:table-cell office:value-type="string" calcext:value-type="string">
            <text:p>Rohrsheim</text:p>
          </table:table-cell>
          <table:table-cell table:style-name="ce1" office:value-type="float" office:value="52019633" calcext:value-type="float">
            <text:p>52.019.633</text:p>
          </table:table-cell>
          <table:table-cell table:style-name="ce1" office:value-type="float" office:value="10833359" calcext:value-type="float">
            <text:p>10.833.359</text:p>
          </table:table-cell>
          <table:table-cell office:value-type="string" calcext:value-type="string">
            <text:p>#Map21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place104</text:p>
          </table:table-cell>
          <table:table-cell table:formula="of:=[.C104]+1" office:value-type="float" office:value="104" calcext:value-type="float">
            <text:p>104</text:p>
          </table:table-cell>
          <table:table-cell office:value-type="string" calcext:value-type="string">
            <text:p>Dardersheim</text:p>
          </table:table-cell>
          <table:table-cell table:style-name="ce1" office:value-type="float" office:value="51974951" calcext:value-type="float">
            <text:p>51.974.951</text:p>
          </table:table-cell>
          <table:table-cell table:style-name="ce1" office:value-type="float" office:value="10834904" calcext:value-type="float">
            <text:p>10.834.904</text:p>
          </table:table-cell>
          <table:table-cell office:value-type="string" calcext:value-type="string">
            <text:p>#Map21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place105</text:p>
          </table:table-cell>
          <table:table-cell table:formula="of:=[.C105]+1" office:value-type="float" office:value="105" calcext:value-type="float">
            <text:p>105</text:p>
          </table:table-cell>
          <table:table-cell office:value-type="string" calcext:value-type="string">
            <text:p>Anderbeck</text:p>
          </table:table-cell>
          <table:table-cell table:style-name="ce1" office:value-type="float" office:value="51982458" calcext:value-type="float">
            <text:p>51.982.458</text:p>
          </table:table-cell>
          <table:table-cell table:style-name="ce1" office:value-type="float" office:value="10933438" calcext:value-type="float">
            <text:p>10.933.438</text:p>
          </table:table-cell>
          <table:table-cell office:value-type="string" calcext:value-type="string">
            <text:p>#Map21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place106</text:p>
          </table:table-cell>
          <table:table-cell table:formula="of:=[.C106]+1" office:value-type="float" office:value="106" calcext:value-type="float">
            <text:p>106</text:p>
          </table:table-cell>
          <table:table-cell office:value-type="string" calcext:value-type="string">
            <text:p>Twieflingen</text:p>
          </table:table-cell>
          <table:table-cell table:style-name="ce1" office:value-type="float" office:value="52124162" calcext:value-type="float">
            <text:p>52.124.162</text:p>
          </table:table-cell>
          <table:table-cell table:style-name="ce1" office:value-type="float" office:value="10916479" calcext:value-type="float">
            <text:p>10.916.479</text:p>
          </table:table-cell>
          <table:table-cell office:value-type="string" calcext:value-type="string">
            <text:p>#Map22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place107</text:p>
          </table:table-cell>
          <table:table-cell table:formula="of:=[.C107]+1" office:value-type="float" office:value="107" calcext:value-type="float">
            <text:p>107</text:p>
          </table:table-cell>
          <table:table-cell office:value-type="string" calcext:value-type="string">
            <text:p>Söllingen</text:p>
          </table:table-cell>
          <table:table-cell table:style-name="ce1" office:value-type="float" office:value="52088710" calcext:value-type="float">
            <text:p>52.088.710</text:p>
          </table:table-cell>
          <table:table-cell table:style-name="ce1" office:value-type="float" office:value="10925319" calcext:value-type="float">
            <text:p>10.925.319</text:p>
          </table:table-cell>
          <table:table-cell office:value-type="string" calcext:value-type="string">
            <text:p>#Map22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place108</text:p>
          </table:table-cell>
          <table:table-cell table:formula="of:=[.C108]+1" office:value-type="float" office:value="108" calcext:value-type="float">
            <text:p>108</text:p>
          </table:table-cell>
          <table:table-cell office:value-type="string" calcext:value-type="string">
            <text:p>Ohrsleben</text:p>
          </table:table-cell>
          <table:table-cell table:style-name="ce1" office:value-type="float" office:value="52090084" calcext:value-type="float">
            <text:p>52.090.084</text:p>
          </table:table-cell>
          <table:table-cell table:style-name="ce1" office:value-type="float" office:value="10987028" calcext:value-type="float">
            <text:p>10.987.028</text:p>
          </table:table-cell>
          <table:table-cell office:value-type="string" calcext:value-type="string">
            <text:p>#Map22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CONCATENATE(&quot;place&quot;;[.A110])" office:value-type="string" office:string-value="place109" calcext:value-type="string">
            <text:p>place109</text:p>
          </table:table-cell>
          <table:table-cell table:formula="of:=[.C109]+1" office:value-type="float" office:value="109" calcext:value-type="float">
            <text:p>109</text:p>
          </table:table-cell>
          <table:table-cell office:value-type="string" calcext:value-type="string">
            <text:p>Hötensleben</text:p>
          </table:table-cell>
          <table:table-cell table:style-name="ce1" office:value-type="float" office:value="52119881" calcext:value-type="float">
            <text:p>52.119.881</text:p>
          </table:table-cell>
          <table:table-cell table:style-name="ce1" office:value-type="float" office:value="11019621" calcext:value-type="float">
            <text:p>11.019.621</text:p>
          </table:table-cell>
          <table:table-cell office:value-type="string" calcext:value-type="string">
            <text:p>#Map22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CONCATENATE(&quot;place&quot;;[.A111])" office:value-type="string" office:string-value="place110" calcext:value-type="string">
            <text:p>place110</text:p>
          </table:table-cell>
          <table:table-cell table:formula="of:=[.C110]+1" office:value-type="float" office:value="110" calcext:value-type="float">
            <text:p>110</text:p>
          </table:table-cell>
          <table:table-cell office:value-type="string" calcext:value-type="string">
            <text:p>Hoiersdorf</text:p>
          </table:table-cell>
          <table:table-cell table:style-name="ce1" office:value-type="float" office:value="52126415" calcext:value-type="float">
            <text:p>52.126.415</text:p>
          </table:table-cell>
          <table:table-cell table:style-name="ce1" office:value-type="float" office:value="10945378" calcext:value-type="float">
            <text:p>10.945.378</text:p>
          </table:table-cell>
          <table:table-cell office:value-type="string" calcext:value-type="string">
            <text:p>#Map22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CONCATENATE(&quot;place&quot;;[.A112])" office:value-type="string" office:string-value="place111" calcext:value-type="string">
            <text:p>place111</text:p>
          </table:table-cell>
          <table:table-cell table:formula="of:=[.C111]+1" office:value-type="float" office:value="111" calcext:value-type="float">
            <text:p>111</text:p>
          </table:table-cell>
          <table:table-cell office:value-type="string" calcext:value-type="string">
            <text:p>Harmuthsachsen</text:p>
          </table:table-cell>
          <table:table-cell table:style-name="ce1" office:value-type="float" office:value="51162339" calcext:value-type="float">
            <text:p>51.162.339</text:p>
          </table:table-cell>
          <table:table-cell table:style-name="ce1" office:value-type="float" office:value="9857897" calcext:value-type="float">
            <text:p>9.857.897</text:p>
          </table:table-cell>
          <table:table-cell office:value-type="string" calcext:value-type="string">
            <text:p>#Map23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CONCATENATE(&quot;place&quot;;[.A113])" office:value-type="string" office:string-value="place112" calcext:value-type="string">
            <text:p>place112</text:p>
          </table:table-cell>
          <table:table-cell table:formula="of:=[.C112]+1" office:value-type="float" office:value="112" calcext:value-type="float">
            <text:p>112</text:p>
          </table:table-cell>
          <table:table-cell office:value-type="string" calcext:value-type="string">
            <text:p>Waldkappel</text:p>
          </table:table-cell>
          <table:table-cell table:style-name="ce1" office:value-type="float" office:value="51145030" calcext:value-type="float">
            <text:p>51.145.030</text:p>
          </table:table-cell>
          <table:table-cell table:style-name="ce1" office:value-type="float" office:value="9877381" calcext:value-type="float">
            <text:p>9.877.381</text:p>
          </table:table-cell>
          <table:table-cell office:value-type="string" calcext:value-type="string">
            <text:p>#Map23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CONCATENATE(&quot;place&quot;;[.A114])" office:value-type="string" office:string-value="place113" calcext:value-type="string">
            <text:p>place113</text:p>
          </table:table-cell>
          <table:table-cell table:formula="of:=[.C113]+1" office:value-type="float" office:value="113" calcext:value-type="float">
            <text:p>113</text:p>
          </table:table-cell>
          <table:table-cell office:value-type="string" calcext:value-type="string">
            <text:p>Rodebach</text:p>
          </table:table-cell>
          <table:table-cell table:style-name="ce1" office:value-type="float" office:value="51176516" calcext:value-type="float">
            <text:p>51.176.516</text:p>
          </table:table-cell>
          <table:table-cell table:style-name="ce1" office:value-type="float" office:value="9871179" calcext:value-type="float">
            <text:p>9.871.179</text:p>
          </table:table-cell>
          <table:table-cell office:value-type="string" calcext:value-type="string">
            <text:p>#Map23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CONCATENATE(&quot;place&quot;;[.A115])" office:value-type="string" office:string-value="place114" calcext:value-type="string">
            <text:p>place114</text:p>
          </table:table-cell>
          <table:table-cell table:formula="of:=[.C114]+1" office:value-type="float" office:value="114" calcext:value-type="float">
            <text:p>114</text:p>
          </table:table-cell>
          <table:table-cell office:value-type="string" calcext:value-type="string">
            <text:p>Gamerode</text:p>
          </table:table-cell>
          <table:table-cell table:style-name="ce1" office:value-type="float" office:value="51195914" calcext:value-type="float">
            <text:p>51.195.914</text:p>
          </table:table-cell>
          <table:table-cell table:style-name="ce1" office:value-type="float" office:value="9905104" calcext:value-type="float">
            <text:p>9.905.104</text:p>
          </table:table-cell>
          <table:table-cell office:value-type="string" calcext:value-type="string">
            <text:p>#Map23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CONCATENATE(&quot;place&quot;;[.A116])" office:value-type="string" office:string-value="place115" calcext:value-type="string">
            <text:p>place115</text:p>
          </table:table-cell>
          <table:table-cell table:formula="of:=[.C115]+1" office:value-type="float" office:value="115" calcext:value-type="float">
            <text:p>115</text:p>
          </table:table-cell>
          <table:table-cell office:value-type="string" calcext:value-type="string">
            <text:p>Küchen</text:p>
          </table:table-cell>
          <table:table-cell table:style-name="ce1" office:value-type="float" office:value="51175874" calcext:value-type="float">
            <text:p>51.175.874</text:p>
          </table:table-cell>
          <table:table-cell table:style-name="ce1" office:value-type="float" office:value="9815497" calcext:value-type="float">
            <text:p>9.815.497</text:p>
          </table:table-cell>
          <table:table-cell office:value-type="string" calcext:value-type="string">
            <text:p>#Map23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CONCATENATE(&quot;place&quot;;[.A117])" office:value-type="string" office:string-value="place116" calcext:value-type="string">
            <text:p>place116</text:p>
          </table:table-cell>
          <table:table-cell table:formula="of:=[.C116]+1" office:value-type="float" office:value="116" calcext:value-type="float">
            <text:p>116</text:p>
          </table:table-cell>
          <table:table-cell office:value-type="string" calcext:value-type="string">
            <text:p>Kehrenbach</text:p>
          </table:table-cell>
          <table:table-cell table:style-name="ce1" office:value-type="float" office:value="51163122" calcext:value-type="float">
            <text:p>51.163.122</text:p>
          </table:table-cell>
          <table:table-cell table:style-name="ce1" office:value-type="float" office:value="9612022" calcext:value-type="float">
            <text:p>9.612.022</text:p>
          </table:table-cell>
          <table:table-cell office:value-type="string" calcext:value-type="string">
            <text:p>#Map24</text:p>
          </table:table-cell>
          <table:table-cell table:number-columns-repeated="1017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CONCATENATE(&quot;place&quot;;[.A118])" office:value-type="string" office:string-value="place117" calcext:value-type="string">
            <text:p>place117</text:p>
          </table:table-cell>
          <table:table-cell table:formula="of:=[.C117]+1" office:value-type="float" office:value="117" calcext:value-type="float">
            <text:p>117</text:p>
          </table:table-cell>
          <table:table-cell office:value-type="string" calcext:value-type="string">
            <text:p>Günsterode</text:p>
          </table:table-cell>
          <table:table-cell table:style-name="ce1" office:value-type="float" office:value="51169904" calcext:value-type="float">
            <text:p>51.169.904</text:p>
          </table:table-cell>
          <table:table-cell table:style-name="ce1" office:value-type="float" office:value="9659916" calcext:value-type="float">
            <text:p>9.659.916</text:p>
          </table:table-cell>
          <table:table-cell office:value-type="string" calcext:value-type="string">
            <text:p>#Map24</text:p>
          </table:table-cell>
          <table:table-cell table:number-columns-repeated="1017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CONCATENATE(&quot;place&quot;;[.A119])" office:value-type="string" office:string-value="place118" calcext:value-type="string">
            <text:p>place118</text:p>
          </table:table-cell>
          <table:table-cell table:formula="of:=[.C118]+1" office:value-type="float" office:value="118" calcext:value-type="float">
            <text:p>118</text:p>
          </table:table-cell>
          <table:table-cell office:value-type="string" calcext:value-type="string">
            <text:p>Schnellrode</text:p>
          </table:table-cell>
          <table:table-cell table:style-name="ce1" office:value-type="float" office:value="51152250" calcext:value-type="float">
            <text:p>51.152.250</text:p>
          </table:table-cell>
          <table:table-cell table:style-name="ce1" office:value-type="float" office:value="9696769" calcext:value-type="float">
            <text:p>9.696.769</text:p>
          </table:table-cell>
          <table:table-cell office:value-type="string" calcext:value-type="string">
            <text:p>#Map24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CONCATENATE(&quot;place&quot;;[.A120])" office:value-type="string" office:string-value="place119" calcext:value-type="string">
            <text:p>place119</text:p>
          </table:table-cell>
          <table:table-cell table:formula="of:=[.C119]+1" office:value-type="float" office:value="119" calcext:value-type="float">
            <text:p>119</text:p>
          </table:table-cell>
          <table:table-cell office:value-type="string" calcext:value-type="string">
            <text:p>Quentel</text:p>
          </table:table-cell>
          <table:table-cell table:style-name="ce1" office:value-type="float" office:value="51198594" calcext:value-type="float">
            <text:p>51.198.594</text:p>
          </table:table-cell>
          <table:table-cell table:style-name="ce1" office:value-type="float" office:value="9646978" calcext:value-type="float">
            <text:p>9.646.978</text:p>
          </table:table-cell>
          <table:table-cell office:value-type="string" calcext:value-type="string">
            <text:p>#Map24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CONCATENATE(&quot;place&quot;;[.A121])" office:value-type="string" office:string-value="place120" calcext:value-type="string">
            <text:p>place120</text:p>
          </table:table-cell>
          <table:table-cell table:formula="of:=[.C120]+1" office:value-type="float" office:value="120" calcext:value-type="float">
            <text:p>120</text:p>
          </table:table-cell>
          <table:table-cell office:value-type="string" calcext:value-type="string">
            <text:p>Eiterhagen</text:p>
          </table:table-cell>
          <table:table-cell table:style-name="ce1" office:value-type="float" office:value="51191386" calcext:value-type="float">
            <text:p>51.191.386</text:p>
          </table:table-cell>
          <table:table-cell table:style-name="ce1" office:value-type="float" office:value="9590330" calcext:value-type="float">
            <text:p>9.590.330</text:p>
          </table:table-cell>
          <table:table-cell office:value-type="string" calcext:value-type="string">
            <text:p>#Map24</text:p>
          </table:table-cell>
          <table:table-cell table:number-columns-repeated="1017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CONCATENATE(&quot;place&quot;;[.A122])" office:value-type="string" office:string-value="place121" calcext:value-type="string">
            <text:p>place121</text:p>
          </table:table-cell>
          <table:table-cell table:formula="of:=[.C121]+1" office:value-type="float" office:value="121" calcext:value-type="float">
            <text:p>121</text:p>
          </table:table-cell>
          <table:table-cell office:value-type="string" calcext:value-type="string">
            <text:p>Dehringhausen</text:p>
          </table:table-cell>
          <table:table-cell table:style-name="ce1" office:value-type="float" office:value="51297252" calcext:value-type="float">
            <text:p>51.297.252</text:p>
          </table:table-cell>
          <table:table-cell table:style-name="ce1" office:value-type="float" office:value="9033237" calcext:value-type="float">
            <text:p>9.033.237</text:p>
          </table:table-cell>
          <table:table-cell office:value-type="string" calcext:value-type="string">
            <text:p>#Map25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CONCATENATE(&quot;place&quot;;[.A123])" office:value-type="string" office:string-value="place122" calcext:value-type="string">
            <text:p>place122</text:p>
          </table:table-cell>
          <table:table-cell table:formula="of:=[.C122]+1" office:value-type="float" office:value="122" calcext:value-type="float">
            <text:p>122</text:p>
          </table:table-cell>
          <table:table-cell office:value-type="string" calcext:value-type="string">
            <text:p>Nieder-Waroldern</text:p>
          </table:table-cell>
          <table:table-cell table:style-name="ce1" office:value-type="float" office:value="51308275" calcext:value-type="float">
            <text:p>51.308.275</text:p>
          </table:table-cell>
          <table:table-cell table:style-name="ce1" office:value-type="float" office:value="9009062" calcext:value-type="float">
            <text:p>9.009.062</text:p>
          </table:table-cell>
          <table:table-cell office:value-type="string" calcext:value-type="string">
            <text:p>#Map25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CONCATENATE(&quot;place&quot;;[.A124])" office:value-type="string" office:string-value="place123" calcext:value-type="string">
            <text:p>place123</text:p>
          </table:table-cell>
          <table:table-cell table:formula="of:=[.C123]+1" office:value-type="float" office:value="123" calcext:value-type="float">
            <text:p>123</text:p>
          </table:table-cell>
          <table:table-cell office:value-type="string" calcext:value-type="string">
            <text:p>Elleringshausen</text:p>
          </table:table-cell>
          <table:table-cell table:style-name="ce1" office:value-type="float" office:value="51322329" calcext:value-type="float">
            <text:p>51.322.329</text:p>
          </table:table-cell>
          <table:table-cell table:style-name="ce1" office:value-type="float" office:value="9008634" calcext:value-type="float">
            <text:p>9.008.634</text:p>
          </table:table-cell>
          <table:table-cell office:value-type="string" calcext:value-type="string">
            <text:p>#Map25</text:p>
          </table:table-cell>
          <table:table-cell table:number-columns-repeated="1017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CONCATENATE(&quot;place&quot;;[.A125])" office:value-type="string" office:string-value="place124" calcext:value-type="string">
            <text:p>place124</text:p>
          </table:table-cell>
          <table:table-cell table:formula="of:=[.C124]+1" office:value-type="float" office:value="124" calcext:value-type="float">
            <text:p>124</text:p>
          </table:table-cell>
          <table:table-cell office:value-type="string" calcext:value-type="string">
            <text:p>Bühle</text:p>
          </table:table-cell>
          <table:table-cell table:style-name="ce1" office:value-type="float" office:value="51317248" calcext:value-type="float">
            <text:p>51.317.248</text:p>
          </table:table-cell>
          <table:table-cell table:style-name="ce1" office:value-type="float" office:value="9104828" calcext:value-type="float">
            <text:p>9.104.828</text:p>
          </table:table-cell>
          <table:table-cell office:value-type="string" calcext:value-type="string">
            <text:p>#Map25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CONCATENATE(&quot;place&quot;;[.A126])" office:value-type="string" office:string-value="place125" calcext:value-type="string">
            <text:p>place125</text:p>
          </table:table-cell>
          <table:table-cell table:formula="of:=[.C125]+1" office:value-type="float" office:value="125" calcext:value-type="float">
            <text:p>125</text:p>
          </table:table-cell>
          <table:table-cell office:value-type="string" calcext:value-type="string">
            <text:p>Freienhagen</text:p>
          </table:table-cell>
          <table:table-cell table:style-name="ce1" office:value-type="float" office:value="51279960" calcext:value-type="float">
            <text:p>51.279.960</text:p>
          </table:table-cell>
          <table:table-cell table:style-name="ce1" office:value-type="float" office:value="9065925" calcext:value-type="float">
            <text:p>9.065.925</text:p>
          </table:table-cell>
          <table:table-cell office:value-type="string" calcext:value-type="string">
            <text:p>#Map25</text:p>
          </table:table-cell>
          <table:table-cell table:number-columns-repeated="1017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&quot;place&quot;;[.A127])" office:value-type="string" office:string-value="place126" calcext:value-type="string">
            <text:p>place126</text:p>
          </table:table-cell>
          <table:table-cell table:formula="of:=[.C126]+1" office:value-type="float" office:value="126" calcext:value-type="float">
            <text:p>126</text:p>
          </table:table-cell>
          <table:table-cell office:value-type="string" calcext:value-type="string">
            <text:p>Flechtdorf</text:p>
          </table:table-cell>
          <table:table-cell table:style-name="ce1" office:value-type="float" office:value="51327103" calcext:value-type="float">
            <text:p>51.327.103</text:p>
          </table:table-cell>
          <table:table-cell table:style-name="ce1" office:value-type="float" office:value="8826371" calcext:value-type="float">
            <text:p>8.826.371</text:p>
          </table:table-cell>
          <table:table-cell office:value-type="string" calcext:value-type="string">
            <text:p>#Map26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CONCATENATE(&quot;place&quot;;[.A128])" office:value-type="string" office:string-value="place127" calcext:value-type="string">
            <text:p>place127</text:p>
          </table:table-cell>
          <table:table-cell table:formula="of:=[.C127]+1" office:value-type="float" office:value="127" calcext:value-type="float">
            <text:p>127</text:p>
          </table:table-cell>
          <table:table-cell office:value-type="string" calcext:value-type="string">
            <text:p>Wirmighausen</text:p>
          </table:table-cell>
          <table:table-cell table:style-name="ce1" office:value-type="float" office:value="51346300" calcext:value-type="float">
            <text:p>51.346.300</text:p>
          </table:table-cell>
          <table:table-cell table:style-name="ce1" office:value-type="float" office:value="8825856" calcext:value-type="float">
            <text:p>8.825.856</text:p>
          </table:table-cell>
          <table:table-cell office:value-type="string" calcext:value-type="string">
            <text:p>#Map26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CONCATENATE(&quot;place&quot;;[.A129])" office:value-type="string" office:string-value="place128" calcext:value-type="string">
            <text:p>place128</text:p>
          </table:table-cell>
          <table:table-cell table:formula="of:=[.C128]+1" office:value-type="float" office:value="128" calcext:value-type="float">
            <text:p>128</text:p>
          </table:table-cell>
          <table:table-cell office:value-type="string" calcext:value-type="string">
            <text:p>Benkhausen</text:p>
          </table:table-cell>
          <table:table-cell table:style-name="ce1" office:value-type="float" office:value="51333431" calcext:value-type="float">
            <text:p>51.333.431</text:p>
          </table:table-cell>
          <table:table-cell table:style-name="ce1" office:value-type="float" office:value="8788863" calcext:value-type="float">
            <text:p>8.788.863</text:p>
          </table:table-cell>
          <table:table-cell office:value-type="string" calcext:value-type="string">
            <text:p>#Map26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CONCATENATE(&quot;place&quot;;[.A130])" office:value-type="string" office:string-value="place129" calcext:value-type="string">
            <text:p>place129</text:p>
          </table:table-cell>
          <table:table-cell table:formula="of:=[.C129]+1" office:value-type="float" office:value="129" calcext:value-type="float">
            <text:p>129</text:p>
          </table:table-cell>
          <table:table-cell office:value-type="string" calcext:value-type="string">
            <text:p>Sudeck</text:p>
          </table:table-cell>
          <table:table-cell table:style-name="ce1" office:value-type="float" office:value="51344048" calcext:value-type="float">
            <text:p>51.344.048</text:p>
          </table:table-cell>
          <table:table-cell table:style-name="ce1" office:value-type="float" office:value="8763886" calcext:value-type="float">
            <text:p>8.763.886</text:p>
          </table:table-cell>
          <table:table-cell office:value-type="string" calcext:value-type="string">
            <text:p>#Map26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CONCATENATE(&quot;place&quot;;[.A131])" office:value-type="string" office:string-value="place130" calcext:value-type="string">
            <text:p>place130</text:p>
          </table:table-cell>
          <table:table-cell table:formula="of:=[.C130]+1" office:value-type="float" office:value="130" calcext:value-type="float">
            <text:p>130</text:p>
          </table:table-cell>
          <table:table-cell office:value-type="string" calcext:value-type="string">
            <text:p>Helmscheid</text:p>
          </table:table-cell>
          <table:table-cell table:style-name="ce1" office:value-type="float" office:value="51323058" calcext:value-type="float">
            <text:p>51.323.058</text:p>
          </table:table-cell>
          <table:table-cell table:style-name="ce1" office:value-type="float" office:value="8872801" calcext:value-type="float">
            <text:p>8.872.801</text:p>
          </table:table-cell>
          <table:table-cell office:value-type="string" calcext:value-type="string">
            <text:p>#Map26</text:p>
          </table:table-cell>
          <table:table-cell table:number-columns-repeated="1017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CONCATENATE(&quot;place&quot;;[.A132])" office:value-type="string" office:string-value="place131" calcext:value-type="string">
            <text:p>place131</text:p>
          </table:table-cell>
          <table:table-cell table:formula="of:=[.C131]+1" office:value-type="float" office:value="131" calcext:value-type="float">
            <text:p>131</text:p>
          </table:table-cell>
          <table:table-cell office:value-type="string" calcext:value-type="string">
            <text:p>Funnix</text:p>
          </table:table-cell>
          <table:table-cell table:style-name="ce1" office:value-type="float" office:value="53630438" calcext:value-type="float">
            <text:p>53.630.438</text:p>
          </table:table-cell>
          <table:table-cell table:style-name="ce1" office:value-type="float" office:value="7784377" calcext:value-type="float">
            <text:p>7.784.377</text:p>
          </table:table-cell>
          <table:table-cell office:value-type="string" calcext:value-type="string">
            <text:p>#Map27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CONCATENATE(&quot;place&quot;;[.A133])" office:value-type="string" office:string-value="place132" calcext:value-type="string">
            <text:p>place132</text:p>
          </table:table-cell>
          <table:table-cell table:formula="of:=[.C132]+1" office:value-type="float" office:value="132" calcext:value-type="float">
            <text:p>132</text:p>
          </table:table-cell>
          <table:table-cell office:value-type="string" calcext:value-type="string">
            <text:p>Werdum</text:p>
          </table:table-cell>
          <table:table-cell table:style-name="ce1" office:value-type="float" office:value="53659502" calcext:value-type="float">
            <text:p>53.659.502</text:p>
          </table:table-cell>
          <table:table-cell table:style-name="ce1" office:value-type="float" office:value="7718103" calcext:value-type="float">
            <text:p>7.718.103</text:p>
          </table:table-cell>
          <table:table-cell office:value-type="string" calcext:value-type="string">
            <text:p>#Map27</text:p>
          </table:table-cell>
          <table:table-cell table:number-columns-repeated="1017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CONCATENATE(&quot;place&quot;;[.A134])" office:value-type="string" office:string-value="place133" calcext:value-type="string">
            <text:p>place133</text:p>
          </table:table-cell>
          <table:table-cell table:formula="of:=[.C133]+1" office:value-type="float" office:value="133" calcext:value-type="float">
            <text:p>133</text:p>
          </table:table-cell>
          <table:table-cell office:value-type="string" calcext:value-type="string">
            <text:p>Buttforde</text:p>
          </table:table-cell>
          <table:table-cell table:style-name="ce1" office:value-type="float" office:value="53620554" calcext:value-type="float">
            <text:p>53.620.554</text:p>
          </table:table-cell>
          <table:table-cell table:style-name="ce1" office:value-type="float" office:value="7725734" calcext:value-type="float">
            <text:p>7.725.734</text:p>
          </table:table-cell>
          <table:table-cell office:value-type="string" calcext:value-type="string">
            <text:p>#Map27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CONCATENATE(&quot;place&quot;;[.A135])" office:value-type="string" office:string-value="place134" calcext:value-type="string">
            <text:p>place134</text:p>
          </table:table-cell>
          <table:table-cell table:formula="of:=[.C134]+1" office:value-type="float" office:value="134" calcext:value-type="float">
            <text:p>134</text:p>
          </table:table-cell>
          <table:table-cell office:value-type="string" calcext:value-type="string">
            <text:p>Altfunnixsiel</text:p>
          </table:table-cell>
          <table:table-cell table:style-name="ce1" office:value-type="float" office:value="53653742" calcext:value-type="float">
            <text:p>53.653.742</text:p>
          </table:table-cell>
          <table:table-cell table:style-name="ce1" office:value-type="float" office:value="7782419" calcext:value-type="float">
            <text:p>7.782.419</text:p>
          </table:table-cell>
          <table:table-cell office:value-type="string" calcext:value-type="string">
            <text:p>#Map27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CONCATENATE(&quot;place&quot;;[.A136])" office:value-type="string" office:string-value="place135" calcext:value-type="string">
            <text:p>place135</text:p>
          </table:table-cell>
          <table:table-cell table:formula="of:=[.C135]+1" office:value-type="float" office:value="135" calcext:value-type="float">
            <text:p>135</text:p>
          </table:table-cell>
          <table:table-cell office:value-type="string" calcext:value-type="string">
            <text:p>Berdum</text:p>
          </table:table-cell>
          <table:table-cell table:style-name="ce1" office:value-type="float" office:value="53628984" calcext:value-type="float">
            <text:p>53.628.984</text:p>
          </table:table-cell>
          <table:table-cell table:style-name="ce1" office:value-type="float" office:value="7813369" calcext:value-type="float">
            <text:p>7.813.369</text:p>
          </table:table-cell>
          <table:table-cell office:value-type="string" calcext:value-type="string">
            <text:p>#Map27</text:p>
          </table:table-cell>
          <table:table-cell table:number-columns-repeated="1017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CONCATENATE(&quot;place&quot;;[.A137])" office:value-type="string" office:string-value="place136" calcext:value-type="string">
            <text:p>place136</text:p>
          </table:table-cell>
          <table:table-cell table:formula="of:=[.C136]+1" office:value-type="float" office:value="136" calcext:value-type="float">
            <text:p>136</text:p>
          </table:table-cell>
          <table:table-cell office:value-type="string" calcext:value-type="string">
            <text:p>Sillenstede</text:p>
          </table:table-cell>
          <table:table-cell table:style-name="ce1" office:value-type="float" office:value="53573815" calcext:value-type="float">
            <text:p>53.573.815</text:p>
          </table:table-cell>
          <table:table-cell table:style-name="ce1" office:value-type="float" office:value="7985638" calcext:value-type="float">
            <text:p>7.985.638</text:p>
          </table:table-cell>
          <table:table-cell office:value-type="string" calcext:value-type="string">
            <text:p>#Map28</text:p>
          </table:table-cell>
          <table:table-cell table:number-columns-repeated="1017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CONCATENATE(&quot;place&quot;;[.A138])" office:value-type="string" office:string-value="place137" calcext:value-type="string">
            <text:p>place137</text:p>
          </table:table-cell>
          <table:table-cell table:formula="of:=[.C137]+1" office:value-type="float" office:value="137" calcext:value-type="float">
            <text:p>137</text:p>
          </table:table-cell>
          <table:table-cell office:value-type="string" calcext:value-type="string">
            <text:p>Grafschaft</text:p>
          </table:table-cell>
          <table:table-cell table:style-name="ce1" office:value-type="float" office:value="53555209" calcext:value-type="float">
            <text:p>53.555.209</text:p>
          </table:table-cell>
          <table:table-cell table:style-name="ce1" office:value-type="float" office:value="7986239" calcext:value-type="float">
            <text:p>7.986.239</text:p>
          </table:table-cell>
          <table:table-cell office:value-type="string" calcext:value-type="string">
            <text:p>#Map28</text:p>
          </table:table-cell>
          <table:table-cell table:number-columns-repeated="1017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CONCATENATE(&quot;place&quot;;[.A139])" office:value-type="string" office:string-value="place138" calcext:value-type="string">
            <text:p>place138</text:p>
          </table:table-cell>
          <table:table-cell table:formula="of:=[.C138]+1" office:value-type="float" office:value="138" calcext:value-type="float">
            <text:p>138</text:p>
          </table:table-cell>
          <table:table-cell office:value-type="string" calcext:value-type="string">
            <text:p>Fedderwarden</text:p>
          </table:table-cell>
          <table:table-cell table:style-name="ce1" office:value-type="float" office:value="53562907" calcext:value-type="float">
            <text:p>53.562.907</text:p>
          </table:table-cell>
          <table:table-cell table:style-name="ce1" office:value-type="float" office:value="8041943" calcext:value-type="float">
            <text:p>8.041.943</text:p>
          </table:table-cell>
          <table:table-cell office:value-type="string" calcext:value-type="string">
            <text:p>#Map28</text:p>
          </table:table-cell>
          <table:table-cell table:number-columns-repeated="1017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CONCATENATE(&quot;place&quot;;[.A140])" office:value-type="string" office:string-value="place139" calcext:value-type="string">
            <text:p>place139</text:p>
          </table:table-cell>
          <table:table-cell table:formula="of:=[.C139]+1" office:value-type="float" office:value="139" calcext:value-type="float">
            <text:p>139</text:p>
          </table:table-cell>
          <table:table-cell office:value-type="string" calcext:value-type="string">
            <text:p>Sengwarden</text:p>
          </table:table-cell>
          <table:table-cell table:style-name="ce1" office:value-type="float" office:value="53593636" calcext:value-type="float">
            <text:p>53.593.636</text:p>
          </table:table-cell>
          <table:table-cell table:style-name="ce1" office:value-type="float" office:value="8048123" calcext:value-type="float">
            <text:p>8.048.123</text:p>
          </table:table-cell>
          <table:table-cell office:value-type="string" calcext:value-type="string">
            <text:p>#Map28</text:p>
          </table:table-cell>
          <table:table-cell table:number-columns-repeated="1017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CONCATENATE(&quot;place&quot;;[.A141])" office:value-type="string" office:string-value="place140" calcext:value-type="string">
            <text:p>place140</text:p>
          </table:table-cell>
          <table:table-cell table:formula="of:=[.C140]+1" office:value-type="float" office:value="140" calcext:value-type="float">
            <text:p>140</text:p>
          </table:table-cell>
          <table:table-cell office:value-type="string" calcext:value-type="string">
            <text:p>Wehlens</text:p>
          </table:table-cell>
          <table:table-cell table:style-name="ce1" office:value-type="float" office:value="53591274" calcext:value-type="float">
            <text:p>53.591.274</text:p>
          </table:table-cell>
          <table:table-cell table:style-name="ce1" office:value-type="float" office:value="8028983" calcext:value-type="float">
            <text:p>8.028.983</text:p>
          </table:table-cell>
          <table:table-cell office:value-type="string" calcext:value-type="string">
            <text:p>#Map28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CONCATENATE(&quot;place&quot;;[.A142])" office:value-type="string" office:string-value="place141" calcext:value-type="string">
            <text:p>place141</text:p>
          </table:table-cell>
          <table:table-cell table:formula="of:=[.C141]+1" office:value-type="float" office:value="141" calcext:value-type="float">
            <text:p>141</text:p>
          </table:table-cell>
          <table:table-cell office:value-type="string" calcext:value-type="string">
            <text:p>Gristede</text:p>
          </table:table-cell>
          <table:table-cell table:style-name="ce1" office:value-type="float" office:value="53224159" calcext:value-type="float">
            <text:p>53.224.159</text:p>
          </table:table-cell>
          <table:table-cell table:style-name="ce1" office:value-type="float" office:value="8055100" calcext:value-type="float">
            <text:p>8.055.100</text:p>
          </table:table-cell>
          <table:table-cell office:value-type="string" calcext:value-type="string">
            <text:p>#Map29</text:p>
          </table:table-cell>
          <table:table-cell table:number-columns-repeated="1017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CONCATENATE(&quot;place&quot;;[.A143])" office:value-type="string" office:string-value="place142" calcext:value-type="string">
            <text:p>place142</text:p>
          </table:table-cell>
          <table:table-cell table:formula="of:=[.C142]+1" office:value-type="float" office:value="142" calcext:value-type="float">
            <text:p>142</text:p>
          </table:table-cell>
          <table:table-cell office:value-type="string" calcext:value-type="string">
            <text:p>Aschhauserfeld</text:p>
          </table:table-cell>
          <table:table-cell table:style-name="ce1" office:value-type="float" office:value="53192732" calcext:value-type="float">
            <text:p>53.192.732</text:p>
          </table:table-cell>
          <table:table-cell table:style-name="ce1" office:value-type="float" office:value="8047118" calcext:value-type="float">
            <text:p>8.047.118</text:p>
          </table:table-cell>
          <table:table-cell office:value-type="string" calcext:value-type="string">
            <text:p>#Map29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CONCATENATE(&quot;place&quot;;[.A144])" office:value-type="string" office:string-value="place143" calcext:value-type="string">
            <text:p>place143</text:p>
          </table:table-cell>
          <table:table-cell table:formula="of:=[.C143]+1" office:value-type="float" office:value="143" calcext:value-type="float">
            <text:p>143</text:p>
          </table:table-cell>
          <table:table-cell office:value-type="string" calcext:value-type="string">
            <text:p>Westerholzfelde</text:p>
          </table:table-cell>
          <table:table-cell table:style-name="ce1" office:value-type="float" office:value="53188773" calcext:value-type="float">
            <text:p>53.188.773</text:p>
          </table:table-cell>
          <table:table-cell table:style-name="ce1" office:value-type="float" office:value="8114323" calcext:value-type="float">
            <text:p>8.114.323</text:p>
          </table:table-cell>
          <table:table-cell office:value-type="string" calcext:value-type="string">
            <text:p>#Map29</text:p>
          </table:table-cell>
          <table:table-cell table:number-columns-repeated="1017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CONCATENATE(&quot;place&quot;;[.A145])" office:value-type="string" office:string-value="place144" calcext:value-type="string">
            <text:p>place144</text:p>
          </table:table-cell>
          <table:table-cell table:formula="of:=[.C144]+1" office:value-type="float" office:value="144" calcext:value-type="float">
            <text:p>144</text:p>
          </table:table-cell>
          <table:table-cell office:value-type="string" calcext:value-type="string">
            <text:p>Neuenkruge</text:p>
          </table:table-cell>
          <table:table-cell table:style-name="ce1" office:value-type="float" office:value="53198337" calcext:value-type="float">
            <text:p>53.198.337</text:p>
          </table:table-cell>
          <table:table-cell table:style-name="ce1" office:value-type="float" office:value="8125825" calcext:value-type="float">
            <text:p>8.125.825</text:p>
          </table:table-cell>
          <table:table-cell office:value-type="string" calcext:value-type="string">
            <text:p>#Map29</text:p>
          </table:table-cell>
          <table:table-cell table:number-columns-repeated="1017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CONCATENATE(&quot;place&quot;;[.A146])" office:value-type="string" office:string-value="place145" calcext:value-type="string">
            <text:p>place145</text:p>
          </table:table-cell>
          <table:table-cell table:formula="of:=[.C145]+1" office:value-type="float" office:value="145" calcext:value-type="float">
            <text:p>145</text:p>
          </table:table-cell>
          <table:table-cell office:value-type="string" calcext:value-type="string">
            <text:p>Borbeck</text:p>
          </table:table-cell>
          <table:table-cell table:style-name="ce1" office:value-type="float" office:value="53205628" calcext:value-type="float">
            <text:p>53.205.628</text:p>
          </table:table-cell>
          <table:table-cell table:style-name="ce1" office:value-type="float" office:value="8147489" calcext:value-type="float">
            <text:p>8.147.489</text:p>
          </table:table-cell>
          <table:table-cell office:value-type="string" calcext:value-type="string">
            <text:p>#Map29</text:p>
          </table:table-cell>
          <table:table-cell table:number-columns-repeated="1017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CONCATENATE(&quot;place&quot;;[.A147])" office:value-type="string" office:string-value="place146" calcext:value-type="string">
            <text:p>place146</text:p>
          </table:table-cell>
          <table:table-cell table:formula="of:=[.C146]+1" office:value-type="float" office:value="146" calcext:value-type="float">
            <text:p>146</text:p>
          </table:table-cell>
          <table:table-cell office:value-type="string" calcext:value-type="string">
            <text:p>Schweringhausen</text:p>
          </table:table-cell>
          <table:table-cell table:style-name="ce1" office:value-type="float" office:value="52716401" calcext:value-type="float">
            <text:p>52.716.401</text:p>
          </table:table-cell>
          <table:table-cell table:style-name="ce1" office:value-type="float" office:value="8686526" calcext:value-type="float">
            <text:p>8.686.526</text:p>
          </table:table-cell>
          <table:table-cell office:value-type="string" calcext:value-type="string">
            <text:p>#Map30</text:p>
          </table:table-cell>
          <table:table-cell table:number-columns-repeated="1017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formula="of:=CONCATENATE(&quot;place&quot;;[.A148])" office:value-type="string" office:string-value="place147" calcext:value-type="string">
            <text:p>place147</text:p>
          </table:table-cell>
          <table:table-cell table:formula="of:=[.C147]+1" office:value-type="float" office:value="147" calcext:value-type="float">
            <text:p>147</text:p>
          </table:table-cell>
          <table:table-cell office:value-type="string" calcext:value-type="string">
            <text:p>Schmalförden</text:p>
          </table:table-cell>
          <table:table-cell table:style-name="ce1" office:value-type="float" office:value="52742184" calcext:value-type="float">
            <text:p>52.742.184</text:p>
          </table:table-cell>
          <table:table-cell table:style-name="ce1" office:value-type="float" office:value="8696171" calcext:value-type="float">
            <text:p>8.696.171</text:p>
          </table:table-cell>
          <table:table-cell office:value-type="string" calcext:value-type="string">
            <text:p>#Map30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CONCATENATE(&quot;place&quot;;[.A149])" office:value-type="string" office:string-value="place148" calcext:value-type="string">
            <text:p>place148</text:p>
          </table:table-cell>
          <table:table-cell table:formula="of:=[.C148]+1" office:value-type="float" office:value="148" calcext:value-type="float">
            <text:p>148</text:p>
          </table:table-cell>
          <table:table-cell office:value-type="string" calcext:value-type="string">
            <text:p>Ehrenburg</text:p>
          </table:table-cell>
          <table:table-cell table:style-name="ce1" office:value-type="float" office:value="52745951" calcext:value-type="float">
            <text:p>52.745.951</text:p>
          </table:table-cell>
          <table:table-cell table:style-name="ce1" office:value-type="float" office:value="8705569" calcext:value-type="float">
            <text:p>8.705.569</text:p>
          </table:table-cell>
          <table:table-cell office:value-type="string" calcext:value-type="string">
            <text:p>#Map30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CONCATENATE(&quot;place&quot;;[.A150])" office:value-type="string" office:string-value="place149" calcext:value-type="string">
            <text:p>place149</text:p>
          </table:table-cell>
          <table:table-cell table:formula="of:=[.C149]+1" office:value-type="float" office:value="149" calcext:value-type="float">
            <text:p>149</text:p>
          </table:table-cell>
          <table:table-cell office:value-type="string" calcext:value-type="string">
            <text:p>Scholen</text:p>
          </table:table-cell>
          <table:table-cell table:style-name="ce1" office:value-type="float" office:value="52739116" calcext:value-type="float">
            <text:p>52.739.116</text:p>
          </table:table-cell>
          <table:table-cell table:style-name="ce1" office:value-type="float" office:value="8768236" calcext:value-type="float">
            <text:p>8.768.236</text:p>
          </table:table-cell>
          <table:table-cell office:value-type="string" calcext:value-type="string">
            <text:p>#Map30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formula="of:=CONCATENATE(&quot;place&quot;;[.A151])" office:value-type="string" office:string-value="place150" calcext:value-type="string">
            <text:p>place150</text:p>
          </table:table-cell>
          <table:table-cell table:formula="of:=[.C150]+1" office:value-type="float" office:value="150" calcext:value-type="float">
            <text:p>150</text:p>
          </table:table-cell>
          <table:table-cell office:value-type="string" calcext:value-type="string">
            <text:p>Rathlosen</text:p>
          </table:table-cell>
          <table:table-cell table:style-name="ce1" office:value-type="float" office:value="52702792" calcext:value-type="float">
            <text:p>52.702.792</text:p>
          </table:table-cell>
          <table:table-cell table:style-name="ce1" office:value-type="float" office:value="8720846" calcext:value-type="float">
            <text:p>8.720.846</text:p>
          </table:table-cell>
          <table:table-cell office:value-type="string" calcext:value-type="string">
            <text:p>#Map30</text:p>
          </table:table-cell>
          <table:table-cell table:number-columns-repeated="1017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formula="of:=CONCATENATE(&quot;place&quot;;[.A152])" office:value-type="string" office:string-value="place151" calcext:value-type="string">
            <text:p>place151</text:p>
          </table:table-cell>
          <table:table-cell table:formula="of:=[.C151]+1" office:value-type="float" office:value="151" calcext:value-type="float">
            <text:p>151</text:p>
          </table:table-cell>
          <table:table-cell office:value-type="string" calcext:value-type="string">
            <text:p>Wehrbleck</text:p>
          </table:table-cell>
          <table:table-cell table:style-name="ce1" office:value-type="float" office:value="52630300" calcext:value-type="float">
            <text:p>52.630.300</text:p>
          </table:table-cell>
          <table:table-cell table:style-name="ce1" office:value-type="float" office:value="8690879" calcext:value-type="float">
            <text:p>8.690.879</text:p>
          </table:table-cell>
          <table:table-cell office:value-type="string" calcext:value-type="string">
            <text:p>#Map31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formula="of:=CONCATENATE(&quot;place&quot;;[.A153])" office:value-type="string" office:string-value="place152" calcext:value-type="string">
            <text:p>place152</text:p>
          </table:table-cell>
          <table:table-cell table:formula="of:=[.C152]+1" office:value-type="float" office:value="152" calcext:value-type="float">
            <text:p>152</text:p>
          </table:table-cell>
          <table:table-cell office:value-type="string" calcext:value-type="string">
            <text:p>Varrel</text:p>
          </table:table-cell>
          <table:table-cell table:style-name="ce1" office:value-type="float" office:value="52621339" calcext:value-type="float">
            <text:p>52.621.339</text:p>
          </table:table-cell>
          <table:table-cell table:style-name="ce1" office:value-type="float" office:value="8731906" calcext:value-type="float">
            <text:p>8.731.906</text:p>
          </table:table-cell>
          <table:table-cell office:value-type="string" calcext:value-type="string">
            <text:p>#Map31</text:p>
          </table:table-cell>
          <table:table-cell table:number-columns-repeated="1017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formula="of:=CONCATENATE(&quot;place&quot;;[.A154])" office:value-type="string" office:string-value="place153" calcext:value-type="string">
            <text:p>place153</text:p>
          </table:table-cell>
          <table:table-cell table:formula="of:=[.C153]+1" office:value-type="float" office:value="153" calcext:value-type="float">
            <text:p>153</text:p>
          </table:table-cell>
          <table:table-cell office:value-type="string" calcext:value-type="string">
            <text:p>Dörrieloh</text:p>
          </table:table-cell>
          <table:table-cell table:style-name="ce1" office:value-type="float" office:value="52599182" calcext:value-type="float">
            <text:p>52.599.182</text:p>
          </table:table-cell>
          <table:table-cell table:style-name="ce1" office:value-type="float" office:value="8718281" calcext:value-type="float">
            <text:p>8.718.281</text:p>
          </table:table-cell>
          <table:table-cell office:value-type="string" calcext:value-type="string">
            <text:p>#Map31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formula="of:=CONCATENATE(&quot;place&quot;;[.A155])" office:value-type="string" office:string-value="place154" calcext:value-type="string">
            <text:p>place154</text:p>
          </table:table-cell>
          <table:table-cell table:formula="of:=[.C154]+1" office:value-type="float" office:value="154" calcext:value-type="float">
            <text:p>154</text:p>
          </table:table-cell>
          <table:table-cell office:value-type="string" calcext:value-type="string">
            <text:p>Scharringhausen</text:p>
          </table:table-cell>
          <table:table-cell table:style-name="ce1" office:value-type="float" office:value="52594428" calcext:value-type="float">
            <text:p>52.594.428</text:p>
          </table:table-cell>
          <table:table-cell table:style-name="ce1" office:value-type="float" office:value="8809431" calcext:value-type="float">
            <text:p>8.809.431</text:p>
          </table:table-cell>
          <table:table-cell office:value-type="string" calcext:value-type="string">
            <text:p>#Map31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formula="of:=CONCATENATE(&quot;place&quot;;[.A156])" office:value-type="string" office:string-value="place155" calcext:value-type="string">
            <text:p>place155</text:p>
          </table:table-cell>
          <table:table-cell table:formula="of:=[.C155]+1" office:value-type="float" office:value="155" calcext:value-type="float">
            <text:p>155</text:p>
          </table:table-cell>
          <table:table-cell office:value-type="string" calcext:value-type="string">
            <text:p>Barenburg</text:p>
          </table:table-cell>
          <table:table-cell table:style-name="ce1" office:value-type="float" office:value="52618666" calcext:value-type="float">
            <text:p>52.618.666</text:p>
          </table:table-cell>
          <table:table-cell table:style-name="ce1" office:value-type="float" office:value="8800934" calcext:value-type="float">
            <text:p>8.800.934</text:p>
          </table:table-cell>
          <table:table-cell office:value-type="string" calcext:value-type="string">
            <text:p>#Map31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formula="of:=CONCATENATE(&quot;place&quot;;[.A157])" office:value-type="string" office:string-value="place156" calcext:value-type="string">
            <text:p>place156</text:p>
          </table:table-cell>
          <table:table-cell table:formula="of:=[.C156]+1" office:value-type="float" office:value="156" calcext:value-type="float">
            <text:p>156</text:p>
          </table:table-cell>
          <table:table-cell office:value-type="string" calcext:value-type="string">
            <text:p>Winterlingen</text:p>
          </table:table-cell>
          <table:table-cell table:style-name="ce1" office:value-type="float" office:value="48179054" calcext:value-type="float">
            <text:p>48.179.054</text:p>
          </table:table-cell>
          <table:table-cell table:style-name="ce1" office:value-type="float" office:value="9116538" calcext:value-type="float">
            <text:p>9.116.538</text:p>
          </table:table-cell>
          <table:table-cell office:value-type="string" calcext:value-type="string">
            <text:p>#Map32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formula="of:=CONCATENATE(&quot;place&quot;;[.A158])" office:value-type="string" office:string-value="place157" calcext:value-type="string">
            <text:p>place157</text:p>
          </table:table-cell>
          <table:table-cell table:formula="of:=[.C157]+1" office:value-type="float" office:value="157" calcext:value-type="float">
            <text:p>157</text:p>
          </table:table-cell>
          <table:table-cell office:value-type="string" calcext:value-type="string">
            <text:p>Straßberg</text:p>
          </table:table-cell>
          <table:table-cell table:style-name="ce1" office:value-type="float" office:value="48179054" calcext:value-type="float">
            <text:p>48.179.054</text:p>
          </table:table-cell>
          <table:table-cell table:style-name="ce1" office:value-type="float" office:value="9089759" calcext:value-type="float">
            <text:p>9.089.759</text:p>
          </table:table-cell>
          <table:table-cell office:value-type="string" calcext:value-type="string">
            <text:p>#Map32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formula="of:=CONCATENATE(&quot;place&quot;;[.A159])" office:value-type="string" office:string-value="place158" calcext:value-type="string">
            <text:p>place158</text:p>
          </table:table-cell>
          <table:table-cell table:formula="of:=[.C158]+1" office:value-type="float" office:value="158" calcext:value-type="float">
            <text:p>158</text:p>
          </table:table-cell>
          <table:table-cell office:value-type="string" calcext:value-type="string">
            <text:p>Harthausen</text:p>
          </table:table-cell>
          <table:table-cell table:style-name="ce1" office:value-type="float" office:value="48194848" calcext:value-type="float">
            <text:p>48.194.848</text:p>
          </table:table-cell>
          <table:table-cell table:style-name="ce1" office:value-type="float" office:value="9157909" calcext:value-type="float">
            <text:p>9.157.909</text:p>
          </table:table-cell>
          <table:table-cell office:value-type="string" calcext:value-type="string">
            <text:p>#Map32</text:p>
          </table:table-cell>
          <table:table-cell table:number-columns-repeated="1017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formula="of:=CONCATENATE(&quot;place&quot;;[.A160])" office:value-type="string" office:string-value="place159" calcext:value-type="string">
            <text:p>place159</text:p>
          </table:table-cell>
          <table:table-cell table:formula="of:=[.C159]+1" office:value-type="float" office:value="159" calcext:value-type="float">
            <text:p>159</text:p>
          </table:table-cell>
          <table:table-cell office:value-type="string" calcext:value-type="string">
            <text:p>Veringenstadt</text:p>
          </table:table-cell>
          <table:table-cell table:style-name="ce1" office:value-type="float" office:value="48180542" calcext:value-type="float">
            <text:p>48.180.542</text:p>
          </table:table-cell>
          <table:table-cell table:style-name="ce1" office:value-type="float" office:value="9210609" calcext:value-type="float">
            <text:p>9.210.609</text:p>
          </table:table-cell>
          <table:table-cell office:value-type="string" calcext:value-type="string">
            <text:p>#Map32</text:p>
          </table:table-cell>
          <table:table-cell table:number-columns-repeated="1017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formula="of:=CONCATENATE(&quot;place&quot;;[.A161])" office:value-type="string" office:string-value="place160" calcext:value-type="string">
            <text:p>place160</text:p>
          </table:table-cell>
          <table:table-cell table:formula="of:=[.C160]+1" office:value-type="float" office:value="160" calcext:value-type="float">
            <text:p>160</text:p>
          </table:table-cell>
          <table:table-cell office:value-type="string" calcext:value-type="string">
            <text:p>Benzingen</text:p>
          </table:table-cell>
          <table:table-cell table:style-name="ce1" office:value-type="float" office:value="48168872" calcext:value-type="float">
            <text:p>48.168.872</text:p>
          </table:table-cell>
          <table:table-cell table:style-name="ce1" office:value-type="float" office:value="9148775" calcext:value-type="float">
            <text:p>9.148.775</text:p>
          </table:table-cell>
          <table:table-cell office:value-type="string" calcext:value-type="string">
            <text:p>#Map32</text:p>
          </table:table-cell>
          <table:table-cell table:number-columns-repeated="1017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formula="of:=CONCATENATE(&quot;place&quot;;[.A162])" office:value-type="string" office:string-value="place161" calcext:value-type="string">
            <text:p>place161</text:p>
          </table:table-cell>
          <table:table-cell table:formula="of:=[.C161]+1" office:value-type="float" office:value="161" calcext:value-type="float">
            <text:p>161</text:p>
          </table:table-cell>
          <table:table-cell office:value-type="string" calcext:value-type="string">
            <text:p>Magolsheim</text:p>
          </table:table-cell>
          <table:table-cell table:style-name="ce1" office:value-type="float" office:value="48406805" calcext:value-type="float">
            <text:p>48.406.805</text:p>
          </table:table-cell>
          <table:table-cell table:style-name="ce1" office:value-type="float" office:value="9592503" calcext:value-type="float">
            <text:p>9.592.503</text:p>
          </table:table-cell>
          <table:table-cell office:value-type="string" calcext:value-type="string">
            <text:p>#Map33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formula="of:=CONCATENATE(&quot;place&quot;;[.A163])" office:value-type="string" office:string-value="place162" calcext:value-type="string">
            <text:p>place162</text:p>
          </table:table-cell>
          <table:table-cell table:formula="of:=[.C162]+1" office:value-type="float" office:value="162" calcext:value-type="float">
            <text:p>162</text:p>
          </table:table-cell>
          <table:table-cell office:value-type="string" calcext:value-type="string">
            <text:p>Böttingen</text:p>
          </table:table-cell>
          <table:table-cell table:style-name="ce1" office:value-type="float" office:value="48412873" calcext:value-type="float">
            <text:p>48.412.873</text:p>
          </table:table-cell>
          <table:table-cell table:style-name="ce1" office:value-type="float" office:value="9549846" calcext:value-type="float">
            <text:p>9.549.846</text:p>
          </table:table-cell>
          <table:table-cell office:value-type="string" calcext:value-type="string">
            <text:p>#Map33</text:p>
          </table:table-cell>
          <table:table-cell table:number-columns-repeated="1017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formula="of:=CONCATENATE(&quot;place&quot;;[.A164])" office:value-type="string" office:string-value="place163" calcext:value-type="string">
            <text:p>place163</text:p>
          </table:table-cell>
          <table:table-cell table:formula="of:=[.C163]+1" office:value-type="float" office:value="163" calcext:value-type="float">
            <text:p>163</text:p>
          </table:table-cell>
          <table:table-cell office:value-type="string" calcext:value-type="string">
            <text:p>Mehrstetten</text:p>
          </table:table-cell>
          <table:table-cell table:style-name="ce1" office:value-type="float" office:value="48376473" calcext:value-type="float">
            <text:p>48.376.473</text:p>
          </table:table-cell>
          <table:table-cell table:style-name="ce1" office:value-type="float" office:value="9564715" calcext:value-type="float">
            <text:p>9.564.715</text:p>
          </table:table-cell>
          <table:table-cell office:value-type="string" calcext:value-type="string">
            <text:p>#Map33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formula="of:=CONCATENATE(&quot;place&quot;;[.A165])" office:value-type="string" office:string-value="place164" calcext:value-type="string">
            <text:p>place164</text:p>
          </table:table-cell>
          <table:table-cell table:formula="of:=[.C164]+1" office:value-type="float" office:value="164" calcext:value-type="float">
            <text:p>164</text:p>
          </table:table-cell>
          <table:table-cell office:value-type="string" calcext:value-type="string">
            <text:p>Ingstetten</text:p>
          </table:table-cell>
          <table:table-cell table:style-name="ce1" office:value-type="float" office:value="48398472" calcext:value-type="float">
            <text:p>48.398.472</text:p>
          </table:table-cell>
          <table:table-cell table:style-name="ce1" office:value-type="float" office:value="9643699" calcext:value-type="float">
            <text:p>9.643.699</text:p>
          </table:table-cell>
          <table:table-cell office:value-type="string" calcext:value-type="string">
            <text:p>#Map33</text:p>
          </table:table-cell>
          <table:table-cell table:number-columns-repeated="1017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formula="of:=CONCATENATE(&quot;place&quot;;[.A166])" office:value-type="string" office:string-value="place165" calcext:value-type="string">
            <text:p>place165</text:p>
          </table:table-cell>
          <table:table-cell table:formula="of:=[.C165]+1" office:value-type="float" office:value="165" calcext:value-type="float">
            <text:p>165</text:p>
          </table:table-cell>
          <table:table-cell office:value-type="string" calcext:value-type="string">
            <text:p>Justingen</text:p>
          </table:table-cell>
          <table:table-cell table:style-name="ce1" office:value-type="float" office:value="48386988" calcext:value-type="float">
            <text:p>48.386.988</text:p>
          </table:table-cell>
          <table:table-cell table:style-name="ce1" office:value-type="float" office:value="9664212" calcext:value-type="float">
            <text:p>9.664.212</text:p>
          </table:table-cell>
          <table:table-cell office:value-type="string" calcext:value-type="string">
            <text:p>#Map33</text:p>
          </table:table-cell>
          <table:table-cell table:number-columns-repeated="1017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formula="of:=CONCATENATE(&quot;place&quot;;[.A167])" office:value-type="string" office:string-value="place166" calcext:value-type="string">
            <text:p>place166</text:p>
          </table:table-cell>
          <table:table-cell table:formula="of:=[.C166]+1" office:value-type="float" office:value="166" calcext:value-type="float">
            <text:p>166</text:p>
          </table:table-cell>
          <table:table-cell office:value-type="string" calcext:value-type="string">
            <text:p>Neunstetten</text:p>
          </table:table-cell>
          <table:table-cell table:style-name="ce1" office:value-type="float" office:value="49411225" calcext:value-type="float">
            <text:p>49.411.225</text:p>
          </table:table-cell>
          <table:table-cell table:style-name="ce1" office:value-type="float" office:value="9611280" calcext:value-type="float">
            <text:p>9.611.280</text:p>
          </table:table-cell>
          <table:table-cell office:value-type="string" calcext:value-type="string">
            <text:p>#Map34</text:p>
          </table:table-cell>
          <table:table-cell table:number-columns-repeated="1017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formula="of:=CONCATENATE(&quot;place&quot;;[.A168])" office:value-type="string" office:string-value="place167" calcext:value-type="string">
            <text:p>place167</text:p>
          </table:table-cell>
          <table:table-cell table:formula="of:=[.C167]+1" office:value-type="float" office:value="167" calcext:value-type="float">
            <text:p>167</text:p>
          </table:table-cell>
          <table:table-cell office:value-type="string" calcext:value-type="string">
            <text:p>Unterwittstadt</text:p>
          </table:table-cell>
          <table:table-cell table:style-name="ce1" office:value-type="float" office:value="49409494" calcext:value-type="float">
            <text:p>49.409.494</text:p>
          </table:table-cell>
          <table:table-cell table:style-name="ce1" office:value-type="float" office:value="9549868" calcext:value-type="float">
            <text:p>9.549.868</text:p>
          </table:table-cell>
          <table:table-cell office:value-type="string" calcext:value-type="string">
            <text:p>#Map34</text:p>
          </table:table-cell>
          <table:table-cell table:number-columns-repeated="1017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formula="of:=CONCATENATE(&quot;place&quot;;[.A169])" office:value-type="string" office:string-value="place168" calcext:value-type="string">
            <text:p>place168</text:p>
          </table:table-cell>
          <table:table-cell table:formula="of:=[.C168]+1" office:value-type="float" office:value="168" calcext:value-type="float">
            <text:p>168</text:p>
          </table:table-cell>
          <table:table-cell office:value-type="string" calcext:value-type="string">
            <text:p>Ballenberg</text:p>
          </table:table-cell>
          <table:table-cell table:style-name="ce1" office:value-type="float" office:value="49400055" calcext:value-type="float">
            <text:p>49.400.055</text:p>
          </table:table-cell>
          <table:table-cell table:style-name="ce1" office:value-type="float" office:value="9553559" calcext:value-type="float">
            <text:p>9.553.559</text:p>
          </table:table-cell>
          <table:table-cell office:value-type="string" calcext:value-type="string">
            <text:p>#Map34</text:p>
          </table:table-cell>
          <table:table-cell table:number-columns-repeated="1017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formula="of:=CONCATENATE(&quot;place&quot;;[.A170])" office:value-type="string" office:string-value="place169" calcext:value-type="string">
            <text:p>place169</text:p>
          </table:table-cell>
          <table:table-cell table:formula="of:=[.C169]+1" office:value-type="float" office:value="169" calcext:value-type="float">
            <text:p>169</text:p>
          </table:table-cell>
          <table:table-cell office:value-type="string" calcext:value-type="string">
            <text:p>Erlenbach</text:p>
          </table:table-cell>
          <table:table-cell table:style-name="ce1" office:value-type="float" office:value="49385474" calcext:value-type="float">
            <text:p>49.385.474</text:p>
          </table:table-cell>
          <table:table-cell table:style-name="ce1" office:value-type="float" office:value="9550727" calcext:value-type="float">
            <text:p>9.550.727</text:p>
          </table:table-cell>
          <table:table-cell office:value-type="string" calcext:value-type="string">
            <text:p>#Map34</text:p>
          </table:table-cell>
          <table:table-cell table:number-columns-repeated="1017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formula="of:=CONCATENATE(&quot;place&quot;;[.A171])" office:value-type="string" office:string-value="place170" calcext:value-type="string">
            <text:p>place170</text:p>
          </table:table-cell>
          <table:table-cell table:formula="of:=[.C170]+1" office:value-type="float" office:value="170" calcext:value-type="float">
            <text:p>170</text:p>
          </table:table-cell>
          <table:table-cell office:value-type="string" calcext:value-type="string">
            <text:p>Krautheim</text:p>
          </table:table-cell>
          <table:table-cell table:style-name="ce1" office:value-type="float" office:value="49381172" calcext:value-type="float">
            <text:p>49.381.172</text:p>
          </table:table-cell>
          <table:table-cell table:style-name="ce1" office:value-type="float" office:value="9633639" calcext:value-type="float">
            <text:p>9.633.639</text:p>
          </table:table-cell>
          <table:table-cell office:value-type="string" calcext:value-type="string">
            <text:p>#Map34</text:p>
          </table:table-cell>
          <table:table-cell table:number-columns-repeated="1017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50114_web_exp_places_configuration" table:base-cell-address="$Blatt1.$A$1" table:cell-range-address="$Blatt1.$A$1:.$G$17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" style:font-family-asian="'Droid Sans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Moritz</meta:initial-creator>
    <dc:creator>Julia Moritz</dc:creator>
    <meta:creation-date>2015-01-14T09:45:14</meta:creation-date>
    <dc:date>2015-01-15T10:57:49</dc:date>
    <meta:generator>LibreOffice/4.2.7.2$Linux_X86_64 LibreOffice_project/420m0$Build-2</meta:generator>
    <meta:document-statistic meta:table-count="1" meta:cell-count="1196" meta:object-count="0"/>
    <meta:user-defined meta:name="AppVersion">14.0300</meta:user-defined>
    <meta:user-defined meta:name="Company">IW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